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ální" style:master-page-name="MPF0" style:family="paragraph">
      <style:paragraph-properties fo:keep-with-next="always" fo:break-before="page" fo:margin-bottom="0in" fo:line-height="100%"/>
      <style:text-properties style:font-name="Arial" style:font-name-asian="Times New Roman" style:font-name-complex="Arial" fo:font-weight="bold" style:font-weight-asian="bold" style:font-weight-complex="bold" fo:font-style="italic" style:font-style-asian="italic" style:font-style-complex="italic" fo:font-size="16pt" style:font-size-asian="16pt" style:font-size-complex="12pt" style:language-asian="cs" style:country-asian="CZ"/>
    </style:style>
    <style:style style:name="P3" style:parent-style-name="Normální" style:family="paragraph">
      <style:paragraph-properties fo:margin-bottom="0in" fo:line-height="100%"/>
      <style:text-properties style:font-name="Arial" style:font-name-asian="Times New Roman" style:font-name-complex="Arial" fo:font-style="italic" style:font-style-asian="italic" style:font-style-complex="italic" fo:font-size="16pt" style:font-size-asian="16pt" style:font-size-complex="12pt" style:language-asian="cs" style:country-asian="CZ"/>
    </style:style>
    <style:style style:name="P4" style:parent-style-name="Normální" style:family="paragraph">
      <style:paragraph-properties fo:text-align="end" fo:margin-bottom="0in" fo:line-height="100%" fo:margin-left="3.9333in">
        <style:tab-stops/>
      </style:paragraph-properties>
      <style:text-properties style:font-name="Arial" style:font-name-complex="Arial" fo:font-size="12pt" style:font-size-asian="12pt" style:font-size-complex="12pt"/>
    </style:style>
    <style:style style:name="P5" style:parent-style-name="Normální" style:family="paragraph">
      <style:paragraph-properties fo:text-align="justify" fo:margin-bottom="0in" fo:line-height="100%" fo:margin-left="3.4416in" fo:text-indent="0.4916in">
        <style:tab-stops/>
      </style:paragraph-properties>
      <style:text-properties style:font-name="Arial" style:font-name-complex="Arial" fo:font-size="12pt" style:font-size-asian="12pt" style:font-size-complex="12pt"/>
    </style:style>
    <style:style style:name="P6" style:parent-style-name="Normální" style:family="paragraph">
      <style:paragraph-properties fo:margin-bottom="0in" fo:line-height="100%"/>
      <style:text-properties style:font-name="Arial" style:font-name-complex="Arial" fo:font-size="6pt" style:font-size-asian="6pt" style:font-size-complex="6pt"/>
    </style:style>
    <style:style style:name="P7" style:parent-style-name="Normální" style:family="paragraph">
      <style:paragraph-properties fo:margin-bottom="0in" fo:line-height="100%"/>
      <style:text-properties style:font-name="Arial" style:font-name-complex="Arial" fo:font-size="12pt" style:font-size-asian="12pt" style:font-size-complex="12pt"/>
    </style:style>
    <style:style style:name="P8" style:parent-style-name="Normální" style:family="paragraph">
      <style:paragraph-properties fo:margin-bottom="0in" fo:line-height="100%"/>
      <style:text-properties style:font-name="Arial" style:font-name-complex="Arial" fo:font-size="6pt" style:font-size-asian="6pt" style:font-size-complex="6pt"/>
    </style:style>
    <style:style style:name="P9" style:parent-style-name="Normální" style:family="paragraph">
      <style:paragraph-properties fo:text-align="justify" fo:margin-bottom="0in" fo:line-height="100%" fo:text-indent="0.4916in"/>
      <style:text-properties style:font-name="Arial" style:font-name-complex="Arial" fo:font-size="12pt" style:font-size-asian="12pt" style:font-size-complex="12pt"/>
    </style:style>
    <style:style style:name="P10" style:parent-style-name="Normální" style:family="paragraph">
      <style:paragraph-properties fo:text-align="justify" fo:margin-bottom="0in" fo:line-height="100%" fo:text-indent="0.4916in"/>
      <style:text-properties style:font-name="Arial" style:font-name-complex="Arial" fo:font-size="6pt" style:font-size-asian="6pt" style:font-size-complex="6pt"/>
    </style:style>
    <style:style style:name="P11" style:parent-style-name="Normální" style:family="paragraph">
      <style:paragraph-properties fo:text-align="justify" fo:margin-bottom="0in" fo:line-height="100%" fo:text-indent="0.4916in"/>
      <style:text-properties style:font-name="Arial" style:font-name-complex="Arial" fo:font-size="12pt" style:font-size-asian="12pt" style:font-size-complex="12pt"/>
    </style:style>
    <style:style style:name="P12" style:parent-style-name="Normální" style:family="paragraph">
      <style:paragraph-properties fo:text-align="justify" fo:margin-bottom="0in" fo:line-height="100%" fo:text-indent="0.4916in"/>
      <style:text-properties style:font-name="Arial" style:font-name-complex="Arial" fo:font-size="6pt" style:font-size-asian="6pt" style:font-size-complex="6pt"/>
    </style:style>
    <style:style style:name="P13" style:parent-style-name="Normální" style:family="paragraph">
      <style:paragraph-properties fo:text-align="justify" fo:margin-bottom="0in" fo:line-height="100%" fo:text-indent="0.4916in"/>
    </style:style>
    <style:style style:name="T14" style:parent-style-name="Standardnípísmoodstavce" style:family="text">
      <style:text-properties style:font-name="Arial" style:font-name-complex="Arial" fo:font-size="12pt" style:font-size-asian="12pt" style:font-size-complex="12pt"/>
    </style:style>
    <style:style style:name="T15" style:parent-style-name="Standardnípísmoodstavce" style:family="text">
      <style:text-properties style:font-name="Arial" style:font-name-complex="Arial" fo:font-weight="bold" style:font-weight-asian="bold" fo:font-size="12pt" style:font-size-asian="12pt" style:font-size-complex="12pt"/>
    </style:style>
    <style:style style:name="T16" style:parent-style-name="Standardnípísmoodstavce" style:family="text">
      <style:text-properties style:font-name="Arial" style:font-name-complex="Arial" fo:font-size="12pt" style:font-size-asian="12pt" style:font-size-complex="12pt"/>
    </style:style>
    <style:style style:name="T17" style:parent-style-name="Standardnípísmoodstavce" style:family="text">
      <style:text-properties style:font-name="Arial" style:font-name-complex="Arial" fo:font-size="12pt" style:font-size-asian="12pt" style:font-size-complex="12pt"/>
    </style:style>
    <style:style style:name="T18" style:parent-style-name="Standardnípísmoodstavce" style:family="text">
      <style:text-properties style:font-name="Arial" style:font-name-complex="Arial" fo:font-weight="bold" style:font-weight-asian="bold" fo:font-size="12pt" style:font-size-asian="12pt" style:font-size-complex="12pt"/>
    </style:style>
    <style:style style:name="T19" style:parent-style-name="Standardnípísmoodstavce" style:family="text">
      <style:text-properties style:font-name="Arial" style:font-name-complex="Arial" fo:font-weight="bold" style:font-weight-asian="bold" fo:font-size="12pt" style:font-size-asian="12pt" style:font-size-complex="12pt"/>
    </style:style>
    <style:style style:name="T20" style:parent-style-name="Standardnípísmoodstavce" style:family="text">
      <style:text-properties style:font-name="Arial" style:font-name-complex="Arial" fo:font-weight="bold" style:font-weight-asian="bold" fo:font-size="12pt" style:font-size-asian="12pt" style:font-size-complex="12pt"/>
    </style:style>
    <style:style style:name="T21" style:parent-style-name="Standardnípísmoodstavce" style:family="text">
      <style:text-properties style:font-name="Arial" style:font-name-complex="Arial" fo:font-weight="bold" style:font-weight-asian="bold" fo:font-size="12pt" style:font-size-asian="12pt" style:font-size-complex="12pt"/>
    </style:style>
    <style:style style:name="T22" style:parent-style-name="Standardnípísmoodstavce" style:family="text">
      <style:text-properties style:font-name="Arial" style:font-name-complex="Arial" fo:font-size="12pt" style:font-size-asian="12pt" style:font-size-complex="12pt"/>
    </style:style>
    <style:style style:name="P23" style:parent-style-name="Normální" style:family="paragraph">
      <style:paragraph-properties fo:text-align="justify" fo:margin-bottom="0in" fo:line-height="100%" fo:text-indent="0.4916in"/>
      <style:text-properties style:font-name="Arial" style:font-name-complex="Arial" fo:font-size="6pt" style:font-size-asian="6pt" style:font-size-complex="6pt"/>
    </style:style>
    <style:style style:name="P24" style:parent-style-name="Normální" style:family="paragraph">
      <style:paragraph-properties fo:text-align="justify" fo:margin-bottom="0in" fo:line-height="100%" fo:text-indent="0.4916in"/>
      <style:text-properties style:font-name="Arial" style:font-name-complex="Arial" fo:font-size="12pt" style:font-size-asian="12pt" style:font-size-complex="12pt"/>
    </style:style>
    <style:style style:name="P25" style:parent-style-name="Normální" style:family="paragraph">
      <style:paragraph-properties fo:text-align="justify" fo:margin-bottom="0in" fo:line-height="100%" fo:text-indent="0.4916in"/>
      <style:text-properties style:font-name="Arial" style:font-name-complex="Arial" fo:font-size="6pt" style:font-size-asian="6pt" style:font-size-complex="6pt"/>
    </style:style>
    <style:style style:name="P26" style:parent-style-name="Normální" style:family="paragraph">
      <style:paragraph-properties fo:text-align="justify" fo:margin-bottom="0in" fo:line-height="100%"/>
    </style:style>
    <style:style style:name="T27" style:parent-style-name="Standardnípísmoodstavce" style:family="text">
      <style:text-properties style:font-name="Arial" style:font-name-complex="Arial" fo:font-size="12pt" style:font-size-asian="12pt" style:font-size-complex="12pt"/>
    </style:style>
    <style:style style:name="T28" style:parent-style-name="Standardnípísmoodstavce" style:family="text">
      <style:text-properties style:font-name="Arial" style:font-name-complex="Arial" fo:font-size="12pt" style:font-size-asian="12pt" style:font-size-complex="12pt"/>
    </style:style>
    <style:style style:name="T29" style:parent-style-name="Standardnípísmoodstavce" style:family="text">
      <style:text-properties style:font-name="Arial" style:font-name-complex="Arial" fo:font-size="12pt" style:font-size-asian="12pt" style:font-size-complex="12pt"/>
    </style:style>
    <style:style style:name="T30" style:parent-style-name="Standardnípísmoodstavce" style:family="text">
      <style:text-properties style:font-name="Arial" style:font-name-complex="Arial" fo:font-size="12pt" style:font-size-asian="12pt" style:font-size-complex="12pt"/>
    </style:style>
    <style:style style:name="T31" style:parent-style-name="Standardnípísmoodstavce" style:family="text">
      <style:text-properties style:font-name="Arial" style:font-name-complex="Arial" fo:font-size="12pt" style:font-size-asian="12pt" style:font-size-complex="12pt"/>
    </style:style>
    <style:style style:name="T32" style:parent-style-name="Standardnípísmoodstavce" style:family="text">
      <style:text-properties style:font-name="Arial" style:font-name-complex="Arial" fo:font-size="12pt" style:font-size-asian="12pt" style:font-size-complex="12pt"/>
    </style:style>
    <style:style style:name="T33" style:parent-style-name="Standardnípísmoodstavce" style:family="text">
      <style:text-properties style:font-name="Arial" style:font-name-complex="Arial" fo:font-size="12pt" style:font-size-asian="12pt" style:font-size-complex="12pt"/>
    </style:style>
    <style:style style:name="T34" style:parent-style-name="Standardnípísmoodstavce" style:family="text">
      <style:text-properties style:font-name="Arial" style:font-name-complex="Arial" fo:font-size="12pt" style:font-size-asian="12pt" style:font-size-complex="12pt"/>
    </style:style>
    <style:style style:name="T35" style:parent-style-name="Standardnípísmoodstavce" style:family="text">
      <style:text-properties style:font-name="Arial" style:font-name-complex="Arial" fo:font-size="12pt" style:font-size-asian="12pt" style:font-size-complex="12pt"/>
    </style:style>
    <style:style style:name="T36" style:parent-style-name="Standardnípísmoodstavce" style:family="text">
      <style:text-properties style:font-name="Arial" style:font-name-complex="Arial" fo:font-size="12pt" style:font-size-asian="12pt" style:font-size-complex="12pt"/>
    </style:style>
    <style:style style:name="T37" style:parent-style-name="Standardnípísmoodstavce" style:family="text">
      <style:text-properties style:font-name="Arial" style:font-name-complex="Arial" fo:font-size="12pt" style:font-size-asian="12pt" style:font-size-complex="12pt"/>
    </style:style>
    <style:style style:name="T38" style:parent-style-name="Standardnípísmoodstavce" style:family="text">
      <style:text-properties style:font-name="Arial" style:font-name-complex="Arial" fo:font-size="12pt" style:font-size-asian="12pt" style:font-size-complex="12pt"/>
    </style:style>
    <style:style style:name="T39" style:parent-style-name="Standardnípísmoodstavce" style:family="text">
      <style:text-properties style:font-name="Arial" style:font-name-complex="Arial" fo:font-size="12pt" style:font-size-asian="12pt" style:font-size-complex="12pt"/>
    </style:style>
    <style:style style:name="T40" style:parent-style-name="Standardnípísmoodstavce" style:family="text">
      <style:text-properties style:font-name="Arial" style:font-name-complex="Arial" fo:font-size="12pt" style:font-size-asian="12pt" style:font-size-complex="12pt"/>
    </style:style>
    <style:style style:name="T41" style:parent-style-name="Standardnípísmoodstavce" style:family="text">
      <style:text-properties style:font-name="Arial" style:font-name-complex="Arial" fo:font-size="12pt" style:font-size-asian="12pt" style:font-size-complex="12pt"/>
    </style:style>
    <style:style style:name="T42" style:parent-style-name="Standardnípísmoodstavce" style:family="text">
      <style:text-properties style:font-name="Arial" style:font-name-complex="Arial" fo:font-size="12pt" style:font-size-asian="12pt" style:font-size-complex="12pt"/>
    </style:style>
    <style:style style:name="T43" style:parent-style-name="Standardnípísmoodstavce" style:family="text">
      <style:text-properties style:font-name="Arial" style:font-name-complex="Arial" fo:font-size="12pt" style:font-size-asian="12pt" style:font-size-complex="12pt"/>
    </style:style>
    <style:style style:name="T44" style:parent-style-name="Značkapozn.podčarou" style:family="text">
      <style:text-properties style:font-name="Arial" style:font-name-complex="Arial" fo:font-size="12pt" style:font-size-asian="12pt" style:font-size-complex="12pt"/>
    </style:style>
    <style:style style:name="P45" style:parent-style-name="Textpozn.podčarou" style:family="paragraph">
      <style:paragraph-properties fo:text-align="justify" fo:margin-bottom="0in" fo:line-height="100%"/>
    </style:style>
    <style:style style:name="T46" style:parent-style-name="Standardnípísmoodstavce" style:family="text">
      <style:text-properties style:font-name="Arial" style:font-name-complex="Arial" fo:font-size="9pt" style:font-size-asian="9pt" style:font-size-complex="9pt"/>
    </style:style>
    <style:style style:name="T47" style:parent-style-name="Standardnípísmoodstavce" style:family="text">
      <style:text-properties style:font-name="Arial" style:font-name-complex="Arial" fo:font-size="12pt" style:font-size-asian="12pt" style:font-size-complex="12pt"/>
    </style:style>
    <style:style style:name="T48" style:parent-style-name="Standardnípísmoodstavce" style:family="text">
      <style:text-properties style:font-name="Arial" style:font-name-complex="Arial" fo:font-size="12pt" style:font-size-asian="12pt" style:font-size-complex="12pt"/>
    </style:style>
    <style:style style:name="T49" style:parent-style-name="Standardnípísmoodstavce" style:family="text">
      <style:text-properties style:font-name="Arial" style:font-name-complex="Arial" fo:font-size="12pt" style:font-size-asian="12pt" style:font-size-complex="12pt"/>
    </style:style>
    <style:style style:name="T50" style:parent-style-name="Standardnípísmoodstavce" style:family="text">
      <style:text-properties style:font-name="Arial" style:font-name-complex="Arial" fo:font-size="12pt" style:font-size-asian="12pt" style:font-size-complex="12pt"/>
    </style:style>
    <style:style style:name="T51" style:parent-style-name="Standardnípísmoodstavce" style:family="text">
      <style:text-properties style:font-name="Arial" style:font-name-complex="Arial" fo:font-size="12pt" style:font-size-asian="12pt" style:font-size-complex="12pt"/>
    </style:style>
    <style:style style:name="T52" style:parent-style-name="Standardnípísmoodstavce" style:family="text">
      <style:text-properties style:font-name="Arial" style:font-name-complex="Arial" fo:font-size="12pt" style:font-size-asian="12pt" style:font-size-complex="12pt"/>
    </style:style>
    <style:style style:name="T53" style:parent-style-name="Standardnípísmoodstavce" style:family="text">
      <style:text-properties style:font-name="Arial" style:font-name-complex="Arial" fo:font-size="12pt" style:font-size-asian="12pt" style:font-size-complex="12pt"/>
    </style:style>
    <style:style style:name="T54" style:parent-style-name="Standardnípísmoodstavce" style:family="text">
      <style:text-properties style:font-name="Arial" style:font-name-complex="Arial" fo:font-size="12pt" style:font-size-asian="12pt" style:font-size-complex="12pt"/>
    </style:style>
    <style:style style:name="P55" style:parent-style-name="Normální" style:family="paragraph">
      <style:paragraph-properties fo:text-align="justify" fo:margin-bottom="0in" fo:line-height="100%"/>
    </style:style>
    <style:style style:name="T56" style:parent-style-name="Standardnípísmoodstavce" style:family="text">
      <style:text-properties style:font-name="Arial" style:font-name-complex="Arial" fo:font-size="12pt" style:font-size-asian="12pt" style:font-size-complex="12pt"/>
    </style:style>
    <style:style style:name="T57" style:parent-style-name="Standardnípísmoodstavce" style:family="text">
      <style:text-properties style:font-name="Arial" style:font-name-complex="Arial" fo:font-size="12pt" style:font-size-asian="12pt" style:font-size-complex="12pt"/>
    </style:style>
    <style:style style:name="T58" style:parent-style-name="Standardnípísmoodstavce" style:family="text">
      <style:text-properties style:font-name="Arial" style:font-name-complex="Arial" fo:font-size="12pt" style:font-size-asian="12pt" style:font-size-complex="12pt"/>
    </style:style>
    <style:style style:name="T59" style:parent-style-name="Standardnípísmoodstavce" style:family="text">
      <style:text-properties style:font-name="Arial" style:font-name-complex="Arial" fo:font-size="12pt" style:font-size-asian="12pt" style:font-size-complex="12pt"/>
    </style:style>
    <style:style style:name="T60" style:parent-style-name="Standardnípísmoodstavce" style:family="text">
      <style:text-properties style:font-name="Arial" style:font-name-complex="Arial" style:text-position="super 66.6%" fo:font-size="12pt" style:font-size-asian="12pt" style:font-size-complex="12pt"/>
    </style:style>
    <style:style style:name="T61" style:parent-style-name="Standardnípísmoodstavce" style:family="text">
      <style:text-properties style:font-name="Arial" style:font-name-complex="Arial" fo:font-size="12pt" style:font-size-asian="12pt" style:font-size-complex="12pt"/>
    </style:style>
    <style:style style:name="T62" style:parent-style-name="Standardnípísmoodstavce" style:family="text">
      <style:text-properties style:font-name="Arial" style:font-name-complex="Arial" style:text-position="super 66.6%" fo:font-size="12pt" style:font-size-asian="12pt" style:font-size-complex="12pt"/>
    </style:style>
    <style:style style:name="T63" style:parent-style-name="Standardnípísmoodstavce" style:family="text">
      <style:text-properties style:font-name="Arial" style:font-name-complex="Arial" fo:font-size="12pt" style:font-size-asian="12pt" style:font-size-complex="12pt"/>
    </style:style>
    <style:style style:name="T64" style:parent-style-name="Standardnípísmoodstavce" style:family="text">
      <style:text-properties style:font-name="Arial" style:font-name-complex="Arial" fo:font-size="12pt" style:font-size-asian="12pt" style:font-size-complex="12pt"/>
    </style:style>
    <style:style style:name="T65" style:parent-style-name="Standardnípísmoodstavce" style:family="text">
      <style:text-properties style:font-name="Arial" style:font-name-complex="Arial" fo:font-size="12pt" style:font-size-asian="12pt" style:font-size-complex="12pt"/>
    </style:style>
    <style:style style:name="T66" style:parent-style-name="Standardnípísmoodstavce" style:family="text">
      <style:text-properties style:font-name="Arial" style:font-name-complex="Arial" fo:font-size="12pt" style:font-size-asian="12pt" style:font-size-complex="12pt"/>
    </style:style>
    <style:style style:name="T67" style:parent-style-name="Standardnípísmoodstavce" style:family="text">
      <style:text-properties style:font-name="Arial" style:font-name-complex="Arial" fo:font-size="12pt" style:font-size-asian="12pt" style:font-size-complex="12pt"/>
    </style:style>
    <style:style style:name="T68" style:parent-style-name="Standardnípísmoodstavce" style:family="text">
      <style:text-properties style:font-name="Arial" style:font-name-complex="Arial" fo:font-size="12pt" style:font-size-asian="12pt" style:font-size-complex="12pt"/>
    </style:style>
    <style:style style:name="T69" style:parent-style-name="Standardnípísmoodstavce" style:family="text">
      <style:text-properties style:font-name="Arial" style:font-name-complex="Arial" fo:font-size="12pt" style:font-size-asian="12pt" style:font-size-complex="12pt"/>
    </style:style>
    <style:style style:name="T70" style:parent-style-name="Standardnípísmoodstavce" style:family="text">
      <style:text-properties style:font-name="Arial" style:font-name-complex="Arial" fo:font-size="12pt" style:font-size-asian="12pt" style:font-size-complex="12pt"/>
    </style:style>
    <style:style style:name="T71" style:parent-style-name="Standardnípísmoodstavce" style:family="text">
      <style:text-properties style:font-name="Arial" style:font-name-complex="Arial" fo:font-size="12pt" style:font-size-asian="12pt" style:font-size-complex="12pt"/>
    </style:style>
    <style:style style:name="T72" style:parent-style-name="Standardnípísmoodstavce" style:family="text">
      <style:text-properties style:font-name="Arial" style:font-name-complex="Arial" fo:font-size="12pt" style:font-size-asian="12pt" style:font-size-complex="12pt"/>
    </style:style>
    <style:style style:name="T73" style:parent-style-name="Standardnípísmoodstavce" style:family="text">
      <style:text-properties style:font-name="Arial" style:font-name-complex="Arial" fo:font-size="12pt" style:font-size-asian="12pt" style:font-size-complex="12pt"/>
    </style:style>
    <style:style style:name="T74" style:parent-style-name="Standardnípísmoodstavce" style:family="text">
      <style:text-properties style:font-name="Arial" style:font-name-complex="Arial" fo:font-size="12pt" style:font-size-asian="12pt" style:font-size-complex="12pt"/>
    </style:style>
    <style:style style:name="T75" style:parent-style-name="Standardnípísmoodstavce" style:family="text">
      <style:text-properties style:font-name="Arial" style:font-name-complex="Arial" fo:font-size="12pt" style:font-size-asian="12pt" style:font-size-complex="12pt"/>
    </style:style>
    <style:style style:name="T76" style:parent-style-name="Standardnípísmoodstavce" style:family="text">
      <style:text-properties style:font-name="Arial" style:font-name-complex="Arial" fo:font-size="12pt" style:font-size-asian="12pt" style:font-size-complex="12pt"/>
    </style:style>
    <style:style style:name="T77" style:parent-style-name="Značkapozn.podčarou" style:family="text">
      <style:text-properties style:font-name="Arial" style:font-name-complex="Arial" fo:font-size="12pt" style:font-size-asian="12pt" style:font-size-complex="12pt"/>
    </style:style>
    <style:style style:name="P78" style:parent-style-name="Textpozn.podčarou" style:family="paragraph">
      <style:paragraph-properties fo:text-align="justify" fo:margin-bottom="0in" fo:line-height="100%"/>
    </style:style>
    <style:style style:name="T79" style:parent-style-name="Standardnípísmoodstavce" style:family="text">
      <style:text-properties style:font-name="Arial" style:font-name-complex="Arial" fo:font-size="9pt" style:font-size-asian="9pt" style:font-size-complex="9pt"/>
    </style:style>
    <style:style style:name="T80" style:parent-style-name="Standardnípísmoodstavce" style:family="text">
      <style:text-properties style:font-name="Arial" style:font-name-complex="Arial" fo:font-size="12pt" style:font-size-asian="12pt" style:font-size-complex="12pt"/>
    </style:style>
    <style:style style:name="T81" style:parent-style-name="Standardnípísmoodstavce" style:family="text">
      <style:text-properties style:font-name="Arial" style:font-name-complex="Arial" fo:font-size="12pt" style:font-size-asian="12pt" style:font-size-complex="12pt"/>
    </style:style>
    <style:style style:name="T82" style:parent-style-name="Standardnípísmoodstavce" style:family="text">
      <style:text-properties style:font-name="Arial" style:font-name-complex="Arial" fo:font-size="12pt" style:font-size-asian="12pt" style:font-size-complex="12pt"/>
    </style:style>
    <style:style style:name="T83" style:parent-style-name="Standardnípísmoodstavce" style:family="text">
      <style:text-properties style:font-name="Arial" style:font-name-complex="Arial" fo:font-size="12pt" style:font-size-asian="12pt" style:font-size-complex="12pt"/>
    </style:style>
    <style:style style:name="T84" style:parent-style-name="Standardnípísmoodstavce" style:family="text">
      <style:text-properties style:font-name="Arial" style:font-name-complex="Arial" fo:font-size="12pt" style:font-size-asian="12pt" style:font-size-complex="12pt"/>
    </style:style>
    <style:style style:name="T85" style:parent-style-name="Standardnípísmoodstavce" style:family="text">
      <style:text-properties style:font-name="Arial" style:font-name-complex="Arial" fo:font-size="12pt" style:font-size-asian="12pt" style:font-size-complex="12pt"/>
    </style:style>
    <style:style style:name="T86" style:parent-style-name="Značkapozn.podčarou" style:family="text">
      <style:text-properties style:font-name="Arial" style:font-name-complex="Arial" fo:font-size="12pt" style:font-size-asian="12pt" style:font-size-complex="12pt"/>
    </style:style>
    <style:style style:name="P87" style:parent-style-name="Textpozn.podčarou" style:family="paragraph">
      <style:paragraph-properties fo:text-align="justify" fo:margin-bottom="0in" fo:line-height="100%"/>
    </style:style>
    <style:style style:name="T88" style:parent-style-name="Standardnípísmoodstavce" style:family="text">
      <style:text-properties style:font-name="Arial" style:font-name-complex="Arial" fo:font-size="9pt" style:font-size-asian="9pt" style:font-size-complex="9pt"/>
    </style:style>
    <style:style style:name="T89" style:parent-style-name="Standardnípísmoodstavce" style:family="text">
      <style:text-properties style:font-name="Arial" style:font-name-complex="Arial" fo:font-size="12pt" style:font-size-asian="12pt" style:font-size-complex="12pt"/>
    </style:style>
    <style:style style:name="T90" style:parent-style-name="Standardnípísmoodstavce" style:family="text">
      <style:text-properties style:font-name="Arial" style:font-name-complex="Arial" fo:font-size="12pt" style:font-size-asian="12pt" style:font-size-complex="12pt"/>
    </style:style>
    <style:style style:name="T91" style:parent-style-name="Standardnípísmoodstavce" style:family="text">
      <style:text-properties style:font-name="Arial" style:font-name-complex="Arial" fo:font-size="12pt" style:font-size-asian="12pt" style:font-size-complex="12pt"/>
    </style:style>
    <style:style style:name="T92" style:parent-style-name="Standardnípísmoodstavce" style:family="text">
      <style:text-properties style:font-name="Arial" style:font-name-complex="Arial" fo:font-size="12pt" style:font-size-asian="12pt" style:font-size-complex="12pt"/>
    </style:style>
    <style:style style:name="T93" style:parent-style-name="Standardnípísmoodstavce" style:family="text">
      <style:text-properties style:font-name="Arial" style:font-name-complex="Arial" fo:font-size="12pt" style:font-size-asian="12pt" style:font-size-complex="12pt"/>
    </style:style>
    <style:style style:name="T94" style:parent-style-name="Standardnípísmoodstavce" style:family="text">
      <style:text-properties style:font-name="Arial" style:font-name-complex="Arial" fo:font-size="12pt" style:font-size-asian="12pt" style:font-size-complex="12pt"/>
    </style:style>
    <style:style style:name="T95" style:parent-style-name="Standardnípísmoodstavce" style:family="text">
      <style:text-properties style:font-name="Arial" style:font-name-complex="Arial" fo:font-size="12pt" style:font-size-asian="12pt" style:font-size-complex="12pt"/>
    </style:style>
    <style:style style:name="P96" style:parent-style-name="Normální" style:family="paragraph">
      <style:paragraph-properties fo:text-align="justify" fo:margin-bottom="0in" fo:line-height="100%" fo:margin-left="0.5in">
        <style:tab-stops/>
      </style:paragraph-properties>
      <style:text-properties style:font-name="Arial" style:font-name-complex="Arial" fo:font-size="6pt" style:font-size-asian="6pt" style:font-size-complex="6pt"/>
    </style:style>
    <style:style style:name="P97"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98" style:parent-style-name="Odstavecseseznamem" style:family="paragraph">
      <style:text-properties style:font-name="Arial" style:font-name-complex="Arial" fo:font-size="6pt" style:font-size-asian="6pt" style:font-size-complex="6pt"/>
    </style:style>
    <style:style style:name="P99"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100" style:parent-style-name="Odstavecseseznamem" style:family="paragraph">
      <style:text-properties style:font-name="Arial" style:font-name-complex="Arial" fo:font-size="6pt" style:font-size-asian="6pt" style:font-size-complex="6pt"/>
    </style:style>
    <style:style style:name="P101"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102" style:parent-style-name="Odstavecseseznamem" style:family="paragraph">
      <style:text-properties style:font-name="Arial" style:font-name-complex="Arial" fo:font-size="6pt" style:font-size-asian="6pt" style:font-size-complex="6pt"/>
    </style:style>
    <style:style style:name="P103" style:parent-style-name="Normální" style:family="paragraph">
      <style:paragraph-properties fo:text-align="justify" fo:margin-bottom="0in" fo:line-height="100%"/>
    </style:style>
    <style:style style:name="T104" style:parent-style-name="Standardnípísmoodstavce" style:family="text">
      <style:text-properties style:font-name="Arial" style:font-name-complex="Arial" fo:font-size="12pt" style:font-size-asian="12pt" style:font-size-complex="12pt"/>
    </style:style>
    <style:style style:name="T105" style:parent-style-name="Standardnípísmoodstavce" style:family="text">
      <style:text-properties style:font-name="Arial" style:font-name-complex="Arial" fo:font-size="12pt" style:font-size-asian="12pt" style:font-size-complex="12pt"/>
    </style:style>
    <style:style style:name="T106" style:parent-style-name="Standardnípísmoodstavce" style:family="text">
      <style:text-properties style:font-name="Arial" style:font-name-complex="Arial" fo:font-size="12pt" style:font-size-asian="12pt" style:font-size-complex="12pt"/>
    </style:style>
    <style:style style:name="T107" style:parent-style-name="Standardnípísmoodstavce" style:family="text">
      <style:text-properties style:font-name="Arial" style:font-name-complex="Arial" fo:font-size="12pt" style:font-size-asian="12pt" style:font-size-complex="12pt"/>
    </style:style>
    <style:style style:name="T108" style:parent-style-name="Standardnípísmoodstavce" style:family="text">
      <style:text-properties style:font-name="Arial" style:font-name-complex="Arial" fo:font-size="12pt" style:font-size-asian="12pt" style:font-size-complex="12pt"/>
    </style:style>
    <style:style style:name="T109" style:parent-style-name="Standardnípísmoodstavce" style:family="text">
      <style:text-properties style:font-name="Arial" style:font-name-complex="Arial" fo:font-size="12pt" style:font-size-asian="12pt" style:font-size-complex="12pt"/>
    </style:style>
    <style:style style:name="T110" style:parent-style-name="Standardnípísmoodstavce" style:family="text">
      <style:text-properties style:font-name="Arial" style:font-name-complex="Arial" fo:font-size="12pt" style:font-size-asian="12pt" style:font-size-complex="12pt"/>
    </style:style>
    <style:style style:name="T111" style:parent-style-name="Standardnípísmoodstavce" style:family="text">
      <style:text-properties style:font-name="Arial" style:font-name-complex="Arial" fo:font-size="12pt" style:font-size-asian="12pt" style:font-size-complex="12pt"/>
    </style:style>
    <style:style style:name="T112" style:parent-style-name="Standardnípísmoodstavce" style:family="text">
      <style:text-properties style:font-name="Arial" style:font-name-complex="Arial" fo:font-size="12pt" style:font-size-asian="12pt" style:font-size-complex="12pt"/>
    </style:style>
    <style:style style:name="T113" style:parent-style-name="Standardnípísmoodstavce" style:family="text">
      <style:text-properties style:font-name="Arial" style:font-name-complex="Arial" fo:font-size="12pt" style:font-size-asian="12pt" style:font-size-complex="12pt"/>
    </style:style>
    <style:style style:name="T114" style:parent-style-name="Standardnípísmoodstavce" style:family="text">
      <style:text-properties style:font-name="Arial" style:font-name-complex="Arial" fo:font-size="12pt" style:font-size-asian="12pt" style:font-size-complex="12pt"/>
    </style:style>
    <style:style style:name="T115" style:parent-style-name="Standardnípísmoodstavce" style:family="text">
      <style:text-properties style:font-name="Arial" style:font-name-complex="Arial" fo:font-size="12pt" style:font-size-asian="12pt" style:font-size-complex="12pt"/>
    </style:style>
    <style:style style:name="T116" style:parent-style-name="Standardnípísmoodstavce" style:family="text">
      <style:text-properties style:font-name="Arial" style:font-name-complex="Arial" fo:font-size="12pt" style:font-size-asian="12pt" style:font-size-complex="12pt"/>
    </style:style>
    <style:style style:name="T117" style:parent-style-name="Standardnípísmoodstavce" style:family="text">
      <style:text-properties style:font-name="Arial" style:font-name-complex="Arial" fo:font-size="12pt" style:font-size-asian="12pt" style:font-size-complex="12pt"/>
    </style:style>
    <style:style style:name="T118" style:parent-style-name="Standardnípísmoodstavce" style:family="text">
      <style:text-properties style:font-name="Arial" style:font-name-complex="Arial" fo:font-size="12pt" style:font-size-asian="12pt" style:font-size-complex="12pt"/>
    </style:style>
    <style:style style:name="T119" style:parent-style-name="Standardnípísmoodstavce" style:family="text">
      <style:text-properties style:font-name="Arial" style:font-name-complex="Arial" fo:font-size="12pt" style:font-size-asian="12pt" style:font-size-complex="12pt"/>
    </style:style>
    <style:style style:name="T120" style:parent-style-name="Standardnípísmoodstavce" style:family="text">
      <style:text-properties style:font-name="Arial" style:font-name-complex="Arial" fo:font-size="12pt" style:font-size-asian="12pt" style:font-size-complex="12pt"/>
    </style:style>
    <style:style style:name="T121" style:parent-style-name="Značkapozn.podčarou" style:family="text">
      <style:text-properties style:font-name="Arial" style:font-name-complex="Arial" fo:font-size="12pt" style:font-size-asian="12pt" style:font-size-complex="12pt"/>
    </style:style>
    <style:style style:name="P122" style:parent-style-name="Textpozn.podčarou" style:family="paragraph">
      <style:paragraph-properties fo:text-align="justify" fo:margin-bottom="0in" fo:line-height="100%"/>
    </style:style>
    <style:style style:name="T123" style:parent-style-name="Standardnípísmoodstavce" style:family="text">
      <style:text-properties style:font-name="Arial" style:font-name-complex="Arial" fo:font-size="9pt" style:font-size-asian="9pt" style:font-size-complex="9pt"/>
    </style:style>
    <style:style style:name="T124" style:parent-style-name="Hypertextovýodkaz" style:family="text">
      <style:text-properties style:font-name="Arial" style:font-name-complex="Arial" fo:font-size="9pt" style:font-size-asian="9pt" style:font-size-complex="9pt"/>
    </style:style>
    <style:style style:name="T125" style:parent-style-name="Standardnípísmoodstavce" style:family="text">
      <style:text-properties style:font-name="Arial" style:font-name-complex="Arial" fo:font-size="9pt" style:font-size-asian="9pt" style:font-size-complex="9pt"/>
    </style:style>
    <style:style style:name="T126" style:parent-style-name="Standardnípísmoodstavce" style:family="text">
      <style:text-properties style:font-name="Arial" style:font-name-complex="Arial" fo:font-size="12pt" style:font-size-asian="12pt" style:font-size-complex="12pt"/>
    </style:style>
    <style:style style:name="P127" style:parent-style-name="Odstavecseseznamem" style:family="paragraph">
      <style:text-properties style:font-name="Arial" style:font-name-complex="Arial" fo:font-size="6pt" style:font-size-asian="6pt" style:font-size-complex="6pt"/>
    </style:style>
    <style:style style:name="P128"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129"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130" style:parent-style-name="Normální" style:family="paragraph">
      <style:paragraph-properties fo:text-align="justify" fo:margin-bottom="0in" fo:line-height="100%" fo:margin-left="0.5in">
        <style:tab-stops/>
      </style:paragraph-properties>
      <style:text-properties style:font-name="Arial" style:font-name-complex="Arial" fo:font-size="6pt" style:font-size-asian="6pt" style:font-size-complex="6pt"/>
    </style:style>
    <style:style style:name="P131"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132" style:parent-style-name="Odstavecseseznamem" style:family="paragraph">
      <style:text-properties style:font-name="Arial" style:font-name-complex="Arial" fo:font-size="6pt" style:font-size-asian="6pt" style:font-size-complex="6pt"/>
    </style:style>
    <style:style style:name="P133"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134" style:parent-style-name="Odstavecseseznamem" style:family="paragraph">
      <style:text-properties style:font-name="Arial" style:font-name-complex="Arial" fo:font-size="6pt" style:font-size-asian="6pt" style:font-size-complex="6pt"/>
    </style:style>
    <style:style style:name="P135"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136" style:parent-style-name="Odstavecseseznamem" style:family="paragraph">
      <style:text-properties style:font-name="Arial" style:font-name-complex="Arial" fo:font-size="6pt" style:font-size-asian="6pt" style:font-size-complex="6pt"/>
    </style:style>
    <style:style style:name="P137" style:parent-style-name="Normální" style:family="paragraph">
      <style:paragraph-properties fo:text-align="justify" fo:margin-bottom="0in" fo:line-height="100%"/>
    </style:style>
    <style:style style:name="T138" style:parent-style-name="Standardnípísmoodstavce" style:family="text">
      <style:text-properties style:font-name="Arial" style:font-name-complex="Arial" fo:font-size="12pt" style:font-size-asian="12pt" style:font-size-complex="12pt"/>
    </style:style>
    <style:style style:name="T139" style:parent-style-name="Značkapozn.podčarou" style:family="text">
      <style:text-properties style:font-name="Arial" style:font-name-complex="Arial" fo:font-size="12pt" style:font-size-asian="12pt" style:font-size-complex="12pt"/>
    </style:style>
    <style:style style:name="P140" style:parent-style-name="Textpozn.podčarou" style:family="paragraph">
      <style:paragraph-properties fo:text-align="justify" fo:margin-bottom="0in" fo:line-height="100%"/>
    </style:style>
    <style:style style:name="T141" style:parent-style-name="Standardnípísmoodstavce" style:family="text">
      <style:text-properties style:font-name="Arial" style:font-name-complex="Arial" fo:font-size="9pt" style:font-size-asian="9pt" style:font-size-complex="9pt"/>
    </style:style>
    <style:style style:name="P142" style:parent-style-name="Odstavecseseznamem" style:family="paragraph">
      <style:text-properties style:font-name="Arial" style:font-name-complex="Arial" fo:font-size="6pt" style:font-size-asian="6pt" style:font-size-complex="6pt"/>
    </style:style>
    <style:style style:name="P143" style:parent-style-name="Normální" style:family="paragraph">
      <style:paragraph-properties fo:text-align="justify" fo:margin-bottom="0in" fo:line-height="100%"/>
    </style:style>
    <style:style style:name="T144" style:parent-style-name="Standardnípísmoodstavce" style:family="text">
      <style:text-properties style:font-name="Arial" style:font-name-complex="Arial" fo:font-size="12pt" style:font-size-asian="12pt" style:font-size-complex="12pt"/>
    </style:style>
    <style:style style:name="T145" style:parent-style-name="Standardnípísmoodstavce" style:family="text">
      <style:text-properties style:font-name="Arial" style:font-name-complex="Arial" fo:font-size="12pt" style:font-size-asian="12pt" style:font-size-complex="12pt"/>
    </style:style>
    <style:style style:name="T146" style:parent-style-name="Standardnípísmoodstavce" style:family="text">
      <style:text-properties style:font-name="Arial" style:font-name-complex="Arial" fo:font-size="12pt" style:font-size-asian="12pt" style:font-size-complex="12pt"/>
    </style:style>
    <style:style style:name="T147" style:parent-style-name="Standardnípísmoodstavce" style:family="text">
      <style:text-properties style:font-name="Arial" style:font-name-complex="Arial" fo:font-size="12pt" style:font-size-asian="12pt" style:font-size-complex="12pt"/>
    </style:style>
    <style:style style:name="T148" style:parent-style-name="Standardnípísmoodstavce" style:family="text">
      <style:text-properties style:font-name="Arial" style:font-name-complex="Arial" fo:font-size="12pt" style:font-size-asian="12pt" style:font-size-complex="12pt"/>
    </style:style>
    <style:style style:name="T149" style:parent-style-name="Standardnípísmoodstavce" style:family="text">
      <style:text-properties style:font-name="Arial" style:font-name-complex="Arial" fo:font-size="12pt" style:font-size-asian="12pt" style:font-size-complex="12pt" style:language-asian="cs" style:country-asian="CZ"/>
    </style:style>
    <style:style style:name="T150" style:parent-style-name="Standardnípísmoodstavce" style:family="text">
      <style:text-properties style:font-name="Arial" style:font-name-complex="Arial" fo:font-size="12pt" style:font-size-asian="12pt" style:font-size-complex="12pt"/>
    </style:style>
    <style:style style:name="T151" style:parent-style-name="Standardnípísmoodstavce" style:family="text">
      <style:text-properties style:font-name="Arial" style:font-name-complex="Arial" fo:font-size="12pt" style:font-size-asian="12pt" style:font-size-complex="12pt"/>
    </style:style>
    <style:style style:name="T152" style:parent-style-name="Standardnípísmoodstavce" style:family="text">
      <style:text-properties style:font-name="Arial" style:font-name-complex="Arial" fo:font-size="12pt" style:font-size-asian="12pt" style:font-size-complex="12pt"/>
    </style:style>
    <style:style style:name="T153" style:parent-style-name="Standardnípísmoodstavce" style:family="text">
      <style:text-properties style:font-name="Arial" style:font-name-complex="Arial" fo:font-size="12pt" style:font-size-asian="12pt" style:font-size-complex="12pt"/>
    </style:style>
    <style:style style:name="T154" style:parent-style-name="Standardnípísmoodstavce" style:family="text">
      <style:text-properties style:font-name="Arial" style:font-name-complex="Arial" fo:font-size="12pt" style:font-size-asian="12pt" style:font-size-complex="12pt"/>
    </style:style>
    <style:style style:name="T155" style:parent-style-name="Standardnípísmoodstavce" style:family="text">
      <style:text-properties style:font-name="Arial" style:font-name-complex="Arial" fo:font-size="12pt" style:font-size-asian="12pt" style:font-size-complex="12pt"/>
    </style:style>
    <style:style style:name="T156" style:parent-style-name="Standardnípísmoodstavce" style:family="text">
      <style:text-properties style:font-name="Arial" style:font-name-complex="Arial" fo:font-size="12pt" style:font-size-asian="12pt" style:font-size-complex="12pt"/>
    </style:style>
    <style:style style:name="T157" style:parent-style-name="Standardnípísmoodstavce" style:family="text">
      <style:text-properties style:font-name="Arial" style:font-name-complex="Arial" fo:font-size="12pt" style:font-size-asian="12pt" style:font-size-complex="12pt"/>
    </style:style>
    <style:style style:name="P158"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59"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16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61"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162" style:parent-style-name="Odstavecseseznamem" style:family="paragraph">
      <style:text-properties style:font-name="Arial" style:font-name-complex="Arial" fo:font-size="6pt" style:font-size-asian="6pt" style:font-size-complex="6pt"/>
    </style:style>
    <style:style style:name="P163"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164"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65" style:parent-style-name="Normální" style:family="paragraph">
      <style:paragraph-properties fo:text-align="justify" fo:margin-bottom="0in" fo:line-height="100%"/>
    </style:style>
    <style:style style:name="T166" style:parent-style-name="Standardnípísmoodstavce" style:family="text">
      <style:text-properties style:font-name="Arial" style:font-name-complex="Arial" fo:font-size="12pt" style:font-size-asian="12pt" style:font-size-complex="12pt"/>
    </style:style>
    <style:style style:name="T167" style:parent-style-name="Standardnípísmoodstavce" style:family="text">
      <style:text-properties style:font-name="Arial" style:font-name-complex="Arial" fo:font-size="12pt" style:font-size-asian="12pt" style:font-size-complex="12pt"/>
    </style:style>
    <style:style style:name="T168" style:parent-style-name="Standardnípísmoodstavce" style:family="text">
      <style:text-properties style:font-name="Arial" style:font-name-complex="Arial" fo:font-size="12pt" style:font-size-asian="12pt" style:font-size-complex="12pt"/>
    </style:style>
    <style:style style:name="T169" style:parent-style-name="Standardnípísmoodstavce" style:family="text">
      <style:text-properties style:font-name="Arial" style:font-name-complex="Arial" fo:font-size="12pt" style:font-size-asian="12pt" style:font-size-complex="12pt"/>
    </style:style>
    <style:style style:name="T170" style:parent-style-name="Standardnípísmoodstavce" style:family="text">
      <style:text-properties style:font-name="Arial" style:font-name-complex="Arial" fo:font-size="12pt" style:font-size-asian="12pt" style:font-size-complex="12pt"/>
    </style:style>
    <style:style style:name="T171" style:parent-style-name="Značkapozn.podčarou" style:family="text">
      <style:text-properties style:font-name="Arial" style:font-name-complex="Arial" fo:font-size="12pt" style:font-size-asian="12pt" style:font-size-complex="12pt"/>
    </style:style>
    <style:style style:name="P172" style:parent-style-name="Textpozn.podčarou" style:family="paragraph">
      <style:paragraph-properties fo:text-align="justify" fo:margin-bottom="0in" fo:line-height="100%"/>
    </style:style>
    <style:style style:name="T173" style:parent-style-name="Standardnípísmoodstavce" style:family="text">
      <style:text-properties style:font-name="Arial" style:font-name-complex="Arial" fo:font-size="9pt" style:font-size-asian="9pt" style:font-size-complex="9pt"/>
    </style:style>
    <style:style style:name="T174" style:parent-style-name="Standardnípísmoodstavce" style:family="text">
      <style:text-properties style:font-name="Arial" style:font-name-complex="Arial" fo:font-size="12pt" style:font-size-asian="12pt" style:font-size-complex="12pt"/>
    </style:style>
    <style:style style:name="T175" style:parent-style-name="Standardnípísmoodstavce" style:family="text">
      <style:text-properties style:font-name="Arial" style:font-name-complex="Arial" fo:font-size="12pt" style:font-size-asian="12pt" style:font-size-complex="12pt"/>
    </style:style>
    <style:style style:name="T176" style:parent-style-name="Standardnípísmoodstavce" style:family="text">
      <style:text-properties style:font-name="Arial" style:font-name-complex="Arial" fo:font-size="12pt" style:font-size-asian="12pt" style:font-size-complex="12pt"/>
    </style:style>
    <style:style style:name="T177" style:parent-style-name="Značkapozn.podčarou" style:family="text">
      <style:text-properties style:font-name="Arial" style:font-name-complex="Arial" fo:font-size="12pt" style:font-size-asian="12pt" style:font-size-complex="12pt"/>
    </style:style>
    <style:style style:name="P178" style:parent-style-name="Textpozn.podčarou" style:family="paragraph">
      <style:paragraph-properties fo:text-align="justify" fo:margin-bottom="0in" fo:line-height="100%"/>
    </style:style>
    <style:style style:name="T179" style:parent-style-name="Standardnípísmoodstavce" style:family="text">
      <style:text-properties style:font-name="Arial" style:font-name-complex="Arial" fo:font-size="9pt" style:font-size-asian="9pt" style:font-size-complex="9pt"/>
    </style:style>
    <style:style style:name="T180" style:parent-style-name="Standardnípísmoodstavce" style:family="text">
      <style:text-properties style:font-name="Arial" style:font-name-complex="Arial" fo:font-size="12pt" style:font-size-asian="12pt" style:font-size-complex="12pt"/>
    </style:style>
    <style:style style:name="P181"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82" style:parent-style-name="Normální" style:family="paragraph">
      <style:paragraph-properties fo:text-align="justify" fo:margin-bottom="0in" fo:line-height="100%"/>
    </style:style>
    <style:style style:name="T183" style:parent-style-name="Standardnípísmoodstavce" style:family="text">
      <style:text-properties style:font-name="Arial" style:font-name-complex="Arial" fo:font-size="12pt" style:font-size-asian="12pt" style:font-size-complex="12pt"/>
    </style:style>
    <style:style style:name="T184" style:parent-style-name="Standardnípísmoodstavce" style:family="text">
      <style:text-properties style:font-name="Arial" style:font-name-complex="Arial" fo:font-size="12pt" style:font-size-asian="12pt" style:font-size-complex="12pt"/>
    </style:style>
    <style:style style:name="T185" style:parent-style-name="Standardnípísmoodstavce" style:family="text">
      <style:text-properties style:font-name="Arial" style:font-name-complex="Arial" fo:font-size="12pt" style:font-size-asian="12pt" style:font-size-complex="12pt"/>
    </style:style>
    <style:style style:name="T186" style:parent-style-name="Standardnípísmoodstavce" style:family="text">
      <style:text-properties style:font-name="Arial" style:font-name-complex="Arial" fo:font-size="12pt" style:font-size-asian="12pt" style:font-size-complex="12pt"/>
    </style:style>
    <style:style style:name="T187" style:parent-style-name="Standardnípísmoodstavce" style:family="text">
      <style:text-properties style:font-name="Arial" style:font-name-complex="Arial" fo:font-size="12pt" style:font-size-asian="12pt" style:font-size-complex="12pt"/>
    </style:style>
    <style:style style:name="T188" style:parent-style-name="Standardnípísmoodstavce" style:family="text">
      <style:text-properties style:font-name="Arial" style:font-name-complex="Arial" fo:font-size="12pt" style:font-size-asian="12pt" style:font-size-complex="12pt"/>
    </style:style>
    <style:style style:name="T189" style:parent-style-name="Standardnípísmoodstavce" style:family="text">
      <style:text-properties style:font-name="Arial" style:font-name-complex="Arial" fo:font-size="12pt" style:font-size-asian="12pt" style:font-size-complex="12pt"/>
    </style:style>
    <style:style style:name="T190" style:parent-style-name="Značkapozn.podčarou" style:family="text">
      <style:text-properties style:font-name="Arial" style:font-name-complex="Arial" fo:font-size="12pt" style:font-size-asian="12pt" style:font-size-complex="12pt"/>
    </style:style>
    <style:style style:name="P191" style:parent-style-name="Textpozn.podčarou" style:family="paragraph">
      <style:paragraph-properties fo:text-align="justify" fo:margin-bottom="0in" fo:line-height="100%"/>
    </style:style>
    <style:style style:name="T192" style:parent-style-name="Standardnípísmoodstavce" style:family="text">
      <style:text-properties style:font-name="Arial" style:font-name-complex="Arial" fo:font-size="9pt" style:font-size-asian="9pt" style:font-size-complex="9pt"/>
    </style:style>
    <style:style style:name="P193" style:parent-style-name="Odstavecseseznamem" style:family="paragraph">
      <style:text-properties style:font-name="Arial" style:font-name-complex="Arial" fo:font-size="6pt" style:font-size-asian="6pt" style:font-size-complex="6pt"/>
    </style:style>
    <style:style style:name="P194"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195" style:parent-style-name="Odstavecseseznamem" style:family="paragraph">
      <style:text-properties style:font-name="Arial" style:font-name-complex="Arial" fo:font-size="6pt" style:font-size-asian="6pt" style:font-size-complex="6pt"/>
    </style:style>
    <style:style style:name="P196" style:parent-style-name="Normální" style:family="paragraph">
      <style:paragraph-properties fo:text-align="justify" fo:margin-bottom="0in" fo:line-height="100%"/>
    </style:style>
    <style:style style:name="T197" style:parent-style-name="Standardnípísmoodstavce" style:family="text">
      <style:text-properties style:font-name="Arial" style:font-name-complex="Arial" fo:font-size="12pt" style:font-size-asian="12pt" style:font-size-complex="12pt"/>
    </style:style>
    <style:style style:name="T198" style:parent-style-name="Standardnípísmoodstavce" style:family="text">
      <style:text-properties style:font-name="Arial" style:font-name-complex="Arial" fo:font-size="12pt" style:font-size-asian="12pt" style:font-size-complex="12pt"/>
    </style:style>
    <style:style style:name="T199" style:parent-style-name="Hypertextovýodkaz" style:family="text">
      <style:text-properties style:font-name="Arial" style:font-name-complex="Arial" fo:font-size="12pt" style:font-size-asian="12pt" style:font-size-complex="12pt"/>
    </style:style>
    <style:style style:name="T200" style:parent-style-name="Standardnípísmoodstavce" style:family="text">
      <style:text-properties style:font-name="Arial" style:font-name-complex="Arial" fo:font-size="12pt" style:font-size-asian="12pt" style:font-size-complex="12pt"/>
    </style:style>
    <style:style style:name="P201"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02" style:parent-style-name="Normální" style:family="paragraph">
      <style:paragraph-properties fo:text-align="justify" fo:margin-bottom="0in" fo:line-height="100%" fo:text-indent="0.4916in"/>
      <style:text-properties style:font-name="Arial" style:font-name-complex="Arial" fo:font-size="12pt" style:font-size-asian="12pt" style:font-size-complex="12pt"/>
    </style:style>
    <style:style style:name="P203" style:parent-style-name="Normální" style:family="paragraph">
      <style:paragraph-properties fo:text-align="justify" fo:margin-bottom="0in" fo:line-height="100%" fo:text-indent="0.4916in"/>
      <style:text-properties style:font-name="Arial" style:font-name-complex="Arial" fo:font-size="6pt" style:font-size-asian="6pt" style:font-size-complex="6pt"/>
    </style:style>
    <style:style style:name="P204" style:parent-style-name="Normální" style:family="paragraph">
      <style:paragraph-properties fo:text-align="justify" fo:margin-bottom="0in" fo:line-height="100%" fo:text-indent="0.4916in"/>
      <style:text-properties style:font-name="Arial" style:font-name-complex="Arial" fo:font-size="12pt" style:font-size-asian="12pt" style:font-size-complex="12pt"/>
    </style:style>
    <style:style style:name="P205" style:parent-style-name="Normální" style:family="paragraph">
      <style:paragraph-properties fo:margin-bottom="0in" fo:line-height="100%"/>
      <style:text-properties style:font-name="Arial" style:font-name-complex="Arial" fo:font-size="6pt" style:font-size-asian="6pt" style:font-size-complex="6pt"/>
    </style:style>
    <style:style style:name="P206" style:parent-style-name="Normální" style:family="paragraph">
      <style:paragraph-properties fo:text-align="justify" fo:margin-bottom="0in" fo:line-height="100%" fo:text-indent="0.4916in"/>
      <style:text-properties style:font-name="Arial" style:font-name-complex="Arial" fo:font-size="12pt" style:font-size-asian="12pt" style:font-size-complex="12pt"/>
    </style:style>
    <style:style style:name="P207"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08" style:parent-style-name="Normální" style:family="paragraph">
      <style:paragraph-properties fo:text-align="justify" fo:margin-bottom="0in" fo:line-height="100%" fo:text-indent="0.4916in"/>
      <style:text-properties style:font-name="Arial" style:font-name-complex="Arial" fo:font-size="12pt" style:font-size-asian="12pt" style:font-size-complex="12pt"/>
    </style:style>
    <style:style style:name="P209" style:parent-style-name="Normální" style:family="paragraph">
      <style:paragraph-properties fo:text-align="justify" fo:margin-bottom="0in" fo:line-height="100%" fo:text-indent="0.4916in"/>
      <style:text-properties style:font-name="Arial" style:font-name-complex="Arial" fo:font-size="12pt" style:font-size-asian="12pt" style:font-size-complex="12pt"/>
    </style:style>
    <style:style style:name="P210" style:parent-style-name="Normální" style:family="paragraph">
      <style:paragraph-properties fo:text-align="justify" fo:margin-bottom="0in" fo:line-height="100%" fo:text-indent="0.4916in"/>
      <style:text-properties style:font-name="Arial" style:font-name-complex="Arial" fo:font-size="12pt" style:font-size-asian="12pt" style:font-size-complex="12pt"/>
    </style:style>
    <style:style style:name="P211" style:parent-style-name="Normální" style:family="paragraph">
      <style:paragraph-properties fo:text-align="justify" fo:margin-bottom="0in" fo:line-height="100%" fo:text-indent="0.4916in"/>
      <style:text-properties style:font-name="Arial" style:font-name-complex="Arial" fo:font-size="12pt" style:font-size-asian="12pt" style:font-size-complex="12pt"/>
    </style:style>
    <style:style style:name="P212" style:parent-style-name="Normální" style:family="paragraph">
      <style:paragraph-properties fo:text-align="justify" fo:margin-bottom="0in" fo:line-height="100%" fo:text-indent="0.4916in"/>
      <style:text-properties style:font-name="Arial" style:font-name-complex="Arial" fo:font-size="12pt" style:font-size-asian="12pt" style:font-size-complex="12pt"/>
    </style:style>
    <style:style style:name="P213" style:parent-style-name="Normální" style:family="paragraph">
      <style:paragraph-properties fo:text-align="justify" fo:margin-bottom="0in" fo:line-height="100%" fo:text-indent="0.4916in"/>
      <style:text-properties style:font-name="Arial" style:font-name-complex="Arial" fo:font-size="12pt" style:font-size-asian="12pt" style:font-size-complex="12pt"/>
    </style:style>
    <style:style style:name="P214"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P215"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P216"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217"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218"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219" style:parent-style-name="Základnítext" style:family="paragraph">
      <style:paragraph-properties fo:text-indent="0.4916in"/>
    </style:style>
    <style:style style:name="P220" style:parent-style-name="Normální" style:family="paragraph">
      <style:paragraph-properties style:text-autospace="none" fo:margin-bottom="0in" fo:line-height="100%"/>
      <style:text-properties style:font-name="Arial" style:font-name-complex="Arial" fo:font-size="12pt" style:font-size-asian="12pt" style:font-size-complex="12pt" style:text-underline-type="single" style:text-underline-style="solid" style:text-underline-width="auto" style:text-underline-mode="continuous" style:language-asian="cs" style:country-asian="CZ"/>
    </style:style>
    <style:style style:name="P221" style:parent-style-name="Normální" style:family="paragraph">
      <style:paragraph-properties style:text-autospace="none" fo:text-align="justify" fo:margin-bottom="0in" fo:line-height="100%"/>
      <style:text-properties style:font-name="Arial" style:font-name-complex="Arial" fo:font-size="12pt" style:font-size-asian="12pt" style:font-size-complex="12pt" style:language-asian="cs" style:country-asian="CZ"/>
    </style:style>
    <style:style style:name="P222" style:parent-style-name="Normální" style:family="paragraph">
      <style:paragraph-properties style:text-autospace="none" fo:text-align="justify" fo:margin-bottom="0in" fo:line-height="100%"/>
      <style:text-properties style:font-name="Arial" style:font-name-complex="Arial" fo:font-size="12pt" style:font-size-asian="12pt" style:font-size-complex="12pt" style:language-asian="cs" style:country-asian="CZ"/>
    </style:style>
    <style:style style:name="P223" style:parent-style-name="Normální" style:family="paragraph">
      <style:paragraph-properties style:text-autospace="none" fo:margin-bottom="0in" fo:line-height="100%"/>
      <style:text-properties style:font-name="Arial" style:font-name-complex="Arial" fo:font-size="12pt" style:font-size-asian="12pt" style:font-size-complex="12pt" style:language-asian="cs" style:country-asian="CZ"/>
    </style:style>
    <style:style style:name="P224" style:parent-style-name="Normální" style:family="paragraph">
      <style:paragraph-properties style:text-autospace="none" fo:margin-bottom="0in" fo:line-height="100%"/>
      <style:text-properties style:font-name="Arial" style:font-name-complex="Arial" fo:font-size="12pt" style:font-size-asian="12pt" style:font-size-complex="12pt" style:language-asian="cs" style:country-asian="CZ"/>
    </style:style>
    <style:style style:name="P225" style:parent-style-name="Normální" style:family="paragraph">
      <style:paragraph-properties style:text-autospace="none" fo:margin-bottom="0in" fo:line-height="100%"/>
      <style:text-properties style:font-name="Arial" style:font-name-complex="Arial" fo:font-size="12pt" style:font-size-asian="12pt" style:font-size-complex="12pt" style:language-asian="cs" style:country-asian="CZ"/>
    </style:style>
    <style:style style:name="P226" style:parent-style-name="Normální" style:family="paragraph">
      <style:paragraph-properties style:text-autospace="none" fo:margin-bottom="0in" fo:line-height="100%"/>
      <style:text-properties style:font-name="Arial" style:font-name-complex="Arial" fo:font-size="12pt" style:font-size-asian="12pt" style:font-size-complex="12pt" style:language-asian="cs" style:country-asian="CZ"/>
    </style:style>
    <style:style style:name="P227" style:parent-style-name="Normální" style:family="paragraph">
      <style:paragraph-properties style:text-autospace="none" fo:margin-bottom="0in" fo:line-height="100%"/>
      <style:text-properties style:font-name="Arial" style:font-name-complex="Arial" fo:font-size="12pt" style:font-size-asian="12pt" style:font-size-complex="12pt" style:language-asian="cs" style:country-asian="CZ"/>
    </style:style>
    <style:style style:name="P228" style:parent-style-name="Normální" style:family="paragraph">
      <style:paragraph-properties style:text-autospace="none" fo:margin-bottom="0in" fo:line-height="100%"/>
      <style:text-properties style:font-name="Arial" style:font-name-complex="Arial" fo:font-size="12pt" style:font-size-asian="12pt" style:font-size-complex="12pt" style:language-asian="cs" style:country-asian="CZ"/>
    </style:style>
    <style:style style:name="P229" style:parent-style-name="Normální" style:family="paragraph">
      <style:paragraph-properties style:text-autospace="none" fo:margin-bottom="0in" fo:line-height="100%"/>
      <style:text-properties style:font-name="Arial" style:font-name-complex="Arial" fo:font-size="12pt" style:font-size-asian="12pt" style:font-size-complex="12pt" style:language-asian="cs" style:country-asian="CZ"/>
    </style:style>
    <style:style style:name="P230" style:parent-style-name="Normální" style:family="paragraph">
      <style:paragraph-properties style:text-autospace="none" fo:margin-bottom="0in" fo:line-height="100%"/>
      <style:text-properties style:font-name="Arial" style:font-name-complex="Arial" fo:font-size="12pt" style:font-size-asian="12pt" style:font-size-complex="12pt" style:language-asian="cs" style:country-asian="CZ"/>
    </style:style>
    <style:style style:name="P231" style:parent-style-name="Normální" style:family="paragraph">
      <style:paragraph-properties style:text-autospace="none" fo:margin-bottom="0in" fo:line-height="100%"/>
      <style:text-properties style:font-name="Arial" style:font-name-complex="Arial" fo:font-size="12pt" style:font-size-asian="12pt" style:font-size-complex="12pt" style:language-asian="cs" style:country-asian="CZ"/>
    </style:style>
    <style:style style:name="P232" style:parent-style-name="Normální" style:family="paragraph">
      <style:paragraph-properties fo:margin-bottom="0in" fo:line-height="100%"/>
      <style:text-properties style:font-name="Arial" style:font-name-complex="Arial" fo:font-size="12pt" style:font-size-asian="12pt" style:font-size-complex="12pt"/>
    </style:style>
    <style:style style:name="P233" style:parent-style-name="Normální" style:family="paragraph">
      <style:paragraph-properties fo:text-align="center" fo:margin-bottom="0in" fo:line-height="100%"/>
      <style:text-properties style:font-name="Arial" style:font-name-complex="Arial" fo:font-size="9pt" style:font-size-asian="9pt"/>
    </style:style>
    <style:style style:name="P234" style:parent-style-name="Normální" style:family="paragraph">
      <style:paragraph-properties fo:text-align="center" fo:margin-bottom="0in" fo:line-height="100%"/>
      <style:text-properties style:font-name="Arial" style:font-name-complex="Arial" fo:font-size="9pt" style:font-size-asian="9pt"/>
    </style:style>
    <style:style style:name="P235" style:parent-style-name="Normální" style:family="paragraph">
      <style:paragraph-properties fo:text-align="center" fo:margin-bottom="0in" fo:line-height="100%"/>
    </style:style>
    <style:style style:name="T236" style:parent-style-name="Standardnípísmoodstavce" style:family="text">
      <style:text-properties style:font-name="Arial" style:font-name-complex="Arial" fo:font-size="9pt" style:font-size-asian="9pt"/>
    </style:style>
  </office:automatic-styles>
  <office:body>
    <office:text text:use-soft-page-breaks="true">
      <text:p text:style-name="P1"><text:s/>Veřejný ochránce práv</text:p>
      <text:p text:style-name="P3">JUDr. Pavel Varvařovský</text:p>
      <text:p text:style-name="P4">V Brně dne<text:s/>25. června 2012</text:p>
      <text:p text:style-name="P5"><text:s text:c="6"/>Sp. zn.: 18/2012/NZ/LT</text:p>
      <text:p text:style-name="P6"/>
      <text:p text:style-name="P7">Vážený pane<text:s/>vedoucí,<text:s/><text:s/></text:p>
      <text:p text:style-name="P8"/>
      <text:p text:style-name="P9">dne<text:s/>30. května 2012 proběhla ve smyslu ustanovení § 1 odst. 3, odst. 4. písm. b) ve spojení s ustanovením § 15<text:s/>zákona č. 349/1999 Sb., o veřejném ochránci práv, ve znění pozdějších předpisů,<text:s/>neohlášená systematická návštěva policejních cel Pohotovostního a eskortního oddělení, Příční 31, 602 00 Brno,<text:s/>zřízených při Krajském ředitelství policie Jihomoravského kraje, Kounicova 24, 611 32 Brno. Tímto Vás informuji o svých závěrech,<text:s/>ke<text:s/>kterým jsem dospěl na základě provedeného šetření.<text:s/></text:p>
      <text:p text:style-name="P10"/>
      <text:p text:style-name="P11">Návštěvu provedli právníci Kanceláře veřejného ochránce práv (dále zaměstnanci Kanceláře) Mgr. Adéla Hradilová, JUDr. Renata Rázková, Ph.D., a Mgr. Ladislav Tomeček, kteří hovořili s Vámi,<text:s/>plk. Mgr. Ing. Miloslavem Machátem, náměstkem ředitele krajského ředitelství pro vnější službu,<text:s/>plk. Mgr. Pavlem Novotným, vedoucím odboru služby pořádkové policie,<text:s/>policisty, kteří<text:s/>běžně<text:s/>vykonávají ostrahu cel, čtyřmi umístěnými osobami<text:s/>a<text:s/>nahlédli do příslušné spisové dokumentace<text:s/>a služebních pomůcek. Z Vaší strany byla mnou pověřeným zaměstnancům poskytnuta veškerá součinnost, za což děkuji.</text:p>
      <text:p text:style-name="P12"/>
      <text:p text:style-name="P13"><text:span text:style-name="T14">Zaměstnanci Kanceláře na místě zanechali dokument „Doporučení veřejného ochránce práv týkající se organizace režimu a provozu policejních cel“, na který bych chtěl odkázat v bodech souvisejících s<text:s/></text:span><text:span text:style-name="T15">odebíráním věcí (zejm. brýlí</text:span><text:span text:style-name="T16">)</text:span><text:span text:style-name="T17">,<text:s/></text:span><text:span text:style-name="T18">přítomností policistů při vyšetření lékařem</text:span><text:span text:style-name="T19"><text:s/>a sepisováním stížností</text:span><text:span text:style-name="T20">.</text:span><text:span text:style-name="T21"><text:s/></text:span><text:span text:style-name="T22">Jelikož v těchto oblastech byly shledány nedostatky, je třeba současnou praxi bezodkladně změnit. Zmíněný dokument je též přílohou této zprávy.<text:s/></text:span></text:p>
      <text:p text:style-name="P23"/>
      <text:p text:style-name="P24">Dále pak musím upozornit na konkrétní problémy či pochybení.<text:s/></text:p>
      <text:p text:style-name="P25"/>
      <text:list text:style-name="LFO3" text:continue-numbering="true">
        <text:list-item>
          <text:p text:style-name="P26"><text:span text:style-name="T27">V rozporu s požadavkem čl. 2 písm. l) přílohy č. 1<text:s/></text:span><text:span text:style-name="T28">Závazného pokynu policejního prezidenta</text:span><text:span text:style-name="T29"><text:s/></text:span><text:span text:style-name="T30">(dále také ZP PP)<text:s/></text:span><text:span text:style-name="T31">nejsou u</text:span><text:span text:style-name="T32">myvadlo a WC opticky odděleny od zbytku cely, aby byla zajištěna důstojnost osoby při jeho použití.<text:s/></text:span><text:span text:style-name="T33">Respektive<text:s/></text:span><text:span text:style-name="T34">stávající</text:span><text:span text:style-name="T35"><text:s/>oddělení nebrání tomu, aby osoba byla během<text:s/></text:span><text:span text:style-name="T36">užívání</text:span><text:span text:style-name="T37"><text:s/>WC viděna druhou osobou umístěnou v</text:span><text:span text:style-name="T38"> </text:span><text:span text:style-name="T39">cele</text:span><text:span text:style-name="T40">. To</text:span><text:span text:style-name="T41"><text:s/>představuje zásah do důstojnosti umístěného</text:span><text:span text:style-name="T42">.<text:s/></text:span><text:span text:style-name="T43">K použití toalety bez dostatečného oddělení od zbytku místnosti a za přítomnosti jiných osob se vyjádřil i Evropský soud pro lidská práva v případu Peers v. Řecko.</text:span><text:span text:style-name="T44"><text:note text:note-class="footnote" text:id="_ftn0"><text:note-citation>1</text:note-citation><text:note-body><text:p text:style-name="P45"><text:span text:style-name="T46"><text:s/>Věc Peers proti Řecku, rozsudek ze dne 19. 4. 2001, č. j. 28524/95. Stěžovatel byl nucen používat toaletu za přítomnosti spoluvězně a snášet, když byla jeho spoluvězněm používána. Ačkoliv v daném případě byla rozhodující i řada dalších skutečností (nedostatečné větrání, stísněné prostory), nutnost použití toalety bez dostatečného zajištění soukromí byl jeden z rozhodujících důvodů, proč Soud došel k závěru, že došlo k ponižujícímu zacházení, a tedy porušení čl. 3 Úmluvy o ochraně lidských práv a základních svobod (odst. 75).</text:span></text:p></text:note-body></text:note></text:span><text:span text:style-name="T47"><text:s/>Ačkoliv se jednalo o odlišné okolnosti, stanovisko Soudu, že použití toalety v přítomnosti jiných osob významně snižuje lidskou důstojnost, je aplikovatelné i v případě policejních cel.<text:s/></text:span><text:span text:style-name="T48">Doporučuji<text:s/></text:span><text:span text:style-name="T49">oddělit umyvadlo a </text:span><text:span text:style-name="T50">WC opticky od zbytku<text:s/></text:span><text:span text:style-name="T51">cely<text:s/></text:span><text:span text:style-name="T52">tak, aby nedocházelo k snižování důstojnosti umístěných.<text:s/></text:span><text:span text:style-name="T53">Pokud to není<text:s/></text:span><text:span text:style-name="T54">z hlediska stavebně technického na celách pro dvě osoby možné (fakticky je WC necelý metr od postelí), je nutno změnit parametry těchto cel a vytvořit z nich cely jednolůžkové.<text:s/></text:span></text:p>
        </text:list-item>
        <text:list-item>
          <text:p text:style-name="P55"><text:span text:style-name="T56">Ve všech navšt</text:span><text:span text:style-name="T57">ívených celách byl vydýchaný vzduch a byl cítit zápach</text:span><text:span text:style-name="T58">.<text:s/></text:span><text:span text:style-name="T59">Přitom dle požadavku čl. 2 písm. m) přílohy č. 1 ZP PP musí být v místnosti na jednu osobu vyměněno nejméně 30 m</text:span><text:span text:style-name="T60">3</text:span><text:span text:style-name="T61"><text:s/>vzduchu za 1 hodinu, při umístění WC uvnitř cely musí být vyměněno nejméně 55 m</text:span><text:span text:style-name="T62">3</text:span><text:span text:style-name="T63"><text:s/>vzduchu za 1 hodinu. Žádám Vás proto o zaslání té části technické dokumentace systému<text:s/></text:span><text:span text:style-name="T64">ventilace, z něhož bude možno<text:s/></text:span><text:span text:style-name="T65">údaj o požadovaném</text:span><text:span text:style-name="T66"><text:s/>objem</text:span><text:span text:style-name="T67">u</text:span><text:span text:style-name="T68"><text:s/>vzduchu<text:s/></text:span><text:span text:style-name="T69">zjistit</text:span><text:span text:style-name="T70">.</text:span><text:span text:style-name="T71"><text:s/></text:span><text:span text:style-name="T72">Samotné u</text:span><text:span text:style-name="T73">místění cel v suterénu bez oken<text:s/></text:span><text:span text:style-name="T74">však<text:s/></text:span><text:span text:style-name="T75">považuji za nevhodné.<text:s/></text:span><text:span text:style-name="T76">Na tomto místě musím upozornit na to, že i CPT klade důraz na to, aby do cel dopadalo přirozené světlo.</text:span><text:span text:style-name="T77"><text:note text:note-class="footnote" text:id="_ftn1"><text:note-citation>2</text:note-citation><text:note-body><text:p text:style-name="P78"><text:span text:style-name="T79"><text:s/>Revidované standardy CPT 2010, str. 7, bod č. 42 a str. 13 bod č. 47, dostupné na: http://www.cpt.coe.int/en/documents/eng-standards.pdf</text:span></text:p></text:note-body></text:note></text:span><text:span text:style-name="T80"><text:s/>V souvislosti s absencí<text:s/></text:span><text:span text:style-name="T81">denního světla upozorňuji na to, že</text:span><text:span text:style-name="T82"><text:s/>dle standardů</text:span><text:span text:style-name="T83"><text:s/>CPT<text:s/></text:span><text:span text:style-name="T84">má být<text:s/></text:span><text:span text:style-name="T85">osobám omezeným na svobodě déle než 24 hodin umožněno tělesné cvičení na čerstvém vzduchu.</text:span><text:span text:style-name="T86"><text:note text:note-class="footnote" text:id="_ftn2"><text:note-citation>3</text:note-citation><text:note-body><text:p text:style-name="P87"><text:span text:style-name="T88"><text:s/>Revidované standardy CPT 2010, str. 13 bod č. 47</text:span></text:p></text:note-body></text:note></text:span><text:span text:style-name="T89"><text:s/>Vzhledem k absenci denního světla v celách vidím požadavek CPT jako oprávněný</text:span><text:span text:style-name="T90">,</text:span><text:span text:style-name="T91"><text:s/>a proto doporučuji, aby konkrétně v brněnský</text:span><text:span text:style-name="T92">ch celách byl osobám umožněn</text:span><text:span text:style-name="T93"><text:s/></text:span><text:span text:style-name="T94">pobyt</text:span><text:span text:style-name="T95"><text:s/>na čerstvém vzduchu.<text:s/></text:span></text:p>
        </text:list-item>
      </text:list>
      <text:p text:style-name="P96"/>
      <text:list text:style-name="LFO3" text:continue-numbering="true">
        <text:list-item>
          <text:p text:style-name="P97">Pět cel je monitorováno kamerou, která nesnímá zvuk. Nikde však není umístěna tabulka informující osoby umístěné v cele o nepřetržitém monitorování prostoru cely, což je v rozporu s ustanovením čl. 2 písm. o) přílohy č. 1 ZP PP. Doporučuji proto opatřit požadované tabulky.<text:s/></text:p>
        </text:list-item>
      </text:list>
      <text:p text:style-name="P98"/>
      <text:list text:style-name="LFO3" text:continue-numbering="true">
        <text:list-item>
          <text:p text:style-name="P99">Místnost pro provádění prohlídek osob před umístěním do cely<text:s/>je opatřena<text:s/>mříží<text:s/>a ne dveřmi.<text:s/>Prohlížená osoba může být viděna z chodby policisty, kteří prohlídku neprovádějí,<text:s/>či jinými osobami, např.<text:s/>umístěnými<text:s/>převáděnými k výslechu. To představuje naprosto nepřijatelný zásah do důstojnosti prohlížené osoby. Doporučuji opatřit místnost dveřmi, aby prohlížená osoba nebyla viděna při prohlídce nikým jiným, než policistou provádějícím prohlídku.<text:s/>Taktéž nepovažuji za vhodné, že během prohlídky musí stát osoba na podlaze<text:s/>naboso a není k dispozici podložka.<text:s/>Doporučuji opatřit místnost pro provádění prohlídek podložkou, aby osoba nemusela stát bosá na podlaze.<text:s/></text:p>
        </text:list-item>
      </text:list>
      <text:p text:style-name="P100"/>
      <text:list text:style-name="LFO3" text:continue-numbering="true">
        <text:list-item>
          <text:p text:style-name="P101">Cely v bočním traktu (č.<text:s/>12-16) nejsou opatřeny signalizací. Umístěná osoba se dovolá střežícího policisty pouze boucháním na dveře a voláním. Absenci signalizace a hlasitého telefonu považuji za nedostatek. Doporučuji<text:s/>v souladu s ustanovením čl. 1 písm. b) přílohy č. 1 ZP PP<text:s/>opatřit tyto cely signalizací a hlasitým telefonem.<text:s/></text:p>
        </text:list-item>
      </text:list>
      <text:p text:style-name="P102"/>
      <text:list text:style-name="LFO3" text:continue-numbering="true">
        <text:list-item>
          <text:p text:style-name="P103"><text:span text:style-name="T104">V materiálním vybavení cel pro jednu osobu má být dle čl. 4 odst. 1 ZP PP minimálně jeden kus jednorázové roušky na lůžko</text:span><text:span text:style-name="T105">,</text:span><text:span text:style-name="T106"><text:s/>nebo jedno prostěradlo. Bylo zjištěno, že tomu tak není a<text:s/></text:span><text:span text:style-name="T107">prostěradla/roušky<text:s/></text:span><text:span text:style-name="T108">v celách<text:s/></text:span><text:span text:style-name="T109">scházely</text:span><text:span text:style-name="T110">, což považuji za pochybení.</text:span><text:span text:style-name="T111"><text:s/></text:span><text:span text:style-name="T112">Jelikož nejsou vydávány prostěradla/roušky a</text:span><text:span text:style-name="T113"><text:s/>deku používá více osob postupně</text:span><text:span text:style-name="T114">, aniž by byl</text:span><text:span text:style-name="T115">a vyprána</text:span><text:span text:style-name="T116">, je fyzický kontakt s již použitou dekou spíš pravidlem než výjimkou.</text:span><text:span text:style-name="T117"><text:s/>To považuji za nehygienické a </text:span><text:span text:style-name="T118">nedůstojné.</text:span><text:span text:style-name="T119"><text:s/></text:span><text:span text:style-name="T120">Doporučuji vydávat každé osobě prostěradlo/roušku.</text:span><text:span text:style-name="T121"><text:note text:note-class="footnote" text:id="_ftn3"><text:note-citation>4</text:note-citation><text:note-body><text:p text:style-name="P122"><text:span text:style-name="T123"><text:s/>V této souvislosti odkazuji na Poznatky ze systematických návštěv policejních cel v roce 2010, bod č. 11, dostupné na<text:s/></text:span><text:a xlink:href="http://www.ochrance.cz" office:target-frame-name="_top" xlink:show="replace"><text:span text:style-name="T124">www.ochrance.cz</text:span></text:a><text:span text:style-name="T125">.</text:span></text:p></text:note-body></text:note></text:span><text:span text:style-name="T126"><text:s/></text:span></text:p>
        </text:list-item>
      </text:list>
      <text:p text:style-name="P127"/>
      <text:list text:style-name="LFO3" text:continue-numbering="true">
        <text:list-item>
          <text:p text:style-name="P128">Dle sdělení policistů se deky dávají vyprat podle potřeby. Prakticky se ale nedá zjistit, kdy naposled byla deka vyprána. Doporučuji<text:s/>prát deky po každém použití.<text:s/></text:p>
        </text:list-item>
        <text:list-item>
          <text:p text:style-name="P129">V jednom případě bylo zjištěno, že si umístěný ponechal deku po umístěném, který již celu opustil.<text:s/>Uvedl, že ji chce<text:s/>použít jako polštář, aby se mu lépe spalo,<text:s/>policista s tím souhlasil<text:s/>a deku mu ponechal.<text:s/>Oceňuji, že není zbytečně zvyšován<text:s/>diskomfort umístěných a<text:s/>umístěnému byla<text:s/>ponechána<text:s/>druhá<text:s/>deka,<text:s/>již použil<text:s/>jako polštář.<text:s/>Takovou praxi doporučuji.<text:s/></text:p>
        </text:list-item>
      </text:list>
      <text:p text:style-name="P130"/>
      <text:list text:style-name="LFO3" text:continue-numbering="true">
        <text:list-item>
          <text:p text:style-name="P131">Bylo zjištěno, že osobám nebyl vydán ručník, mýdlo, papírové kapesníky,<text:s/>zubní kartáček, což považuji za pochybení. Na<text:s/>skutečnost,<text:s/>že umístěným nebylo vydáno mýdlo,<text:s/>byl zástupce vedoucího npor. Martin Vlach ihned upozorněn.<text:s/>Dovolím si vyloučit případnou námitku, že osoba mohla mýdlo spláchnout. Jednalo se o dvě osoby, které mýdlo neměly, a byly překvapeny, že by ho<text:s/>mít mohly či měly. Pochybuji, že by obě<text:s/>osoby měly<text:s/>tentýž úmysl „znemožnit“ policii a připravit se zároveň o možnost si mýdlem umýt ruce, zejména po použití toalety.<text:s/>Doporučuji vydávat výše uvedené věci požadované jako minimální<text:s/>materiální vybavení, které je nutno považovat za<text:s/>nepodkročitelný<text:s/>standard.<text:s/></text:p>
        </text:list-item>
      </text:list>
      <text:p text:style-name="P132"/>
      <text:list text:style-name="LFO3" text:continue-numbering="true">
        <text:list-item>
          <text:p text:style-name="P133"><text:tab/>Osobám je vydáván kus toaletního papíru, dle sdělení umístěných dostatečný k provedení hygieny po vykonání jedné potřeby. O další si musí říct. S takovou praxí nesouhlasím, neboť se tak umístění zcela zbytečně dostávají do pozice nežádoucí závislosti na střežících policistech. Doporučuji dávat do cely celou roli<text:s/>papíru a průběžně ho doplňovat.<text:s/></text:p>
        </text:list-item>
      </text:list>
      <text:p text:style-name="P134"/>
      <text:list text:style-name="LFO3" text:continue-numbering="true">
        <text:list-item>
          <text:p text:style-name="P135">V případě, že se osoba rozhodne nevytáhnout z bot tkaničky a<text:s/>zanechá své boty před celou, nejsou jí<text:s/>vydány trepky nebo pantofle a musí být v cele naboso. S takovou praxí nesouhlasím a doporučuji, aby byly osobě umístěné v cele, nechce-li používat vlastní obuv bez tkaniček, vydávány trepky/pantofle, které tvoří ostatně minimální<text:s/>materiální<text:s/>vybavení pro umístěnou osobu.<text:s/></text:p>
        </text:list-item>
      </text:list>
      <text:p text:style-name="P136"/>
      <text:list text:style-name="LFO3" text:continue-numbering="true">
        <text:list-item>
          <text:p text:style-name="P137"><text:span text:style-name="T138">V bezprostředním dosahu cel se nachází sprcha, kterou by umístění mohli využívat. Dle sdělení policistů o ni nemají zájem. Umístění v rozhovorech uvedli, že o existenci sprchy a možnosti požádat o využití sprchování nebyli vyrozuměni. Umístěná žena výslovně uvedla, že by velmi uvítala, kdyby se mohla osprchovat. Doporučuji proto aktivně vyrozumívat umístěné, že v podmínkách brněnských cel je možno se na požádání osprchovat. Z důvodu průkaznosti seznámení s touto možností pak doporučuji, aby o tuto informaci byl doplněn text Poučení. Opravdu se nemůžeme tvářit, že v 21. století je sprchování jednou za 24 hodin nadstandard či luxus. Poskytnutím možnosti osprchovat se dostojí v podmínkách brněnských cel požadavku CPT, dle kterého by měly být umístěným nabídnuty adekvátní podmínky pro hygienu.</text:span><text:span text:style-name="T139"><text:note text:note-class="footnote" text:id="_ftn4"><text:note-citation>5</text:note-citation><text:note-body><text:p text:style-name="P140"><text:span text:style-name="T141"><text:s/>Revidované standardy CPT 2010, str. 7, bod č. 42, a str. 13 bod č. 47</text:span></text:p></text:note-body></text:note></text:span></text:p>
        </text:list-item>
      </text:list>
      <text:p text:style-name="P142"/>
      <text:list text:style-name="LFO3" text:continue-numbering="true">
        <text:list-item>
          <text:p text:style-name="P143"><text:span text:style-name="T144">Dle sdělení umístěných nebyli před umís</text:span><text:span text:style-name="T145">těním poučeni o svých právech a </text:span><text:span text:style-name="T146">povinnostech, pouze jim byl předložen formulář Poučení, byli vyzvání, aby si ho přečetli a aby ho podepsali. Prostor pro kladení otázek fakticky dán nebyl. Formulář Poučení ne</text:span><text:span text:style-name="T147">byl</text:span><text:span text:style-name="T148"><text:s/>do cely vydáván, což je v rozporu s požadavkem<text:s/></text:span><text:span text:style-name="T149">čl. 15 odst. 1 ZP PP, dle kterého se kopie poučení vydává umísťované osobě. D</text:span><text:span text:style-name="T150">ůvodem pro nevydávání formuláře je dle poli</text:span><text:span text:style-name="T151">cistů možnost jeho spláchnutí a </text:span><text:span text:style-name="T152">ucpání WC. Policie se rozhodla umístit formulář Poučení v laminátové folii do cel. Bylo zjištěno, že v celách č. 8 a 12 formulář Poučení není, o čemž byli policisté ihned vyrozuměni. Na jiných celách byl formulář Poučení dostupný.<text:s/></text:span><text:soft-page-break/><text:span text:style-name="T153">Musím upozornit na to, že písmo je natolik malé, že může být pro některé osoby Poučení nečitelné. Formulář Poučení je připevněn na dveřích, osoba při čtení musí stát, což může představovat další obtíž pro čtení pro osoby s poruchami pohybového aparátu. Laminování odráží světlo a není možno formulář natočit do vhodné polohy, což může čtení ztížit. Doporučuji seznámit se s body 13-15 zprávy<text:s/></text:span><text:span text:style-name="T154">„</text:span><text:span text:style-name="T155">Poznatky ze systematických návštěv policejních cel v roce 2010</text:span><text:span text:style-name="T156">“</text:span><text:span text:style-name="T157"><text:s/>a postupovat podle nich, tj. ústně před umístěním do cely poučit osobu o právních důvodech provedení úkonu, tj. důvodu umístění do cely, jejich právech a povinnostech (čl. 13 odst. 5 ZP PP) a formulář Poučení vydávat osobě do cely.<text:s/></text:span></text:p>
        </text:list-item>
      </text:list>
      <text:p text:style-name="P158"/>
      <text:list text:style-name="LFO3" text:continue-numbering="true">
        <text:list-item>
          <text:p text:style-name="P159">V případě umístěného<text:s/>pana A.<text:s/>bylo zjištěno, že dle ambulantního nálezu je „schopen chůze s francouzskou holí“. Jmenovaný francouzskou hůl u sebe v cele neměl. Dle sdělení policisty se jednalo o zdravotní pomůcku, umístěnému však byla odebrána, neboť představovala věc způsobilou ohrozit život anebo zdraví. Umístěný uvedl, že se mu bez hole špatně chodí, ale že se „na toaletu nějak dobelhá“. Při opuštění cely, když šel na výslech, mu byla hůl ihned poskytnuta. Dle ustanovení § 29 odst. 1<text:s/>zákona č.273/2008 Sb., o Policii ČR (dále jen<text:s/>ZP)<text:s/>platí, že před umístěním osoby do cely je policista oprávněn přesvědčit se, zda tato osoba u sebe nemá zbraň nebo jinou věc způsobilou ohrozit život anebo zdraví,<text:s/>a takovou věc odebrat. Za tímto účelem je oprávněn provést prohlídku osoby. Je-li věcí podle věty první zdravotní pomůcka, jejíž odnětí způsobuje psychickou nebo fyzickou újmu, musí být pro odebrání zvláštní důvod. V čem spatřovali policisté onen zvláštní důvod po odebrání francouzské hole a proč nerespektovali lékařský nález, nebylo možno z dokumentace zjistit. Odebrání francouzské hole, tj. nerespektování lékařského nálezu<text:s/>a neuvedení důvodů<text:s/>vedoucích k odebrání hole,<text:s/>považuji v tomto případě za projev špatného zacházení.<text:s/></text:p>
        </text:list-item>
      </text:list>
      <text:p text:style-name="P160"/>
      <text:list text:style-name="LFO3" text:continue-numbering="true">
        <text:list-item>
          <text:p text:style-name="P161">Podle ustanovení § 33 odst. 4<text:s/>ZP<text:s/>má osoba umístěná v cele právo na poskytnutí stravy třikrát denně v přiměřených intervalech. V případě<text:s/>pana A.<text:s/>bylo z Úředního záznamu (žádosti) o umístění osoby do vícehodinové policejní cely zjištěno, že byl na svobodě omezen dne 29. 5. 2012 v 16:30 hod. a že mu strava nebyla poskytnuta. Z evidence vedené na Pohotovostním a eskortním oddělení vyplývá, že byl do cely umístěn ve 20:50 hod.<text:s/>večer. První jídlo mu bylo poskytnuto následující den, tedy 30. 5.<text:s/>2012, a to snídaně v 6:00 hod.<text:s/>ráno. Fakt, že umístěnému nebyla poskytnuta strava v přiměřenou dobu, čili večeře, považuji za špatné zacházení.<text:s/></text:p>
        </text:list-item>
      </text:list>
      <text:p text:style-name="P162"/>
      <text:list text:style-name="LFO3" text:continue-numbering="true">
        <text:list-item>
          <text:p text:style-name="P163">Strava pro umístěné je odebírána z bohunické vazební věznice. Dochází k tomu, že je osoba umístěna do cely v době, kdy již není možno pro ni stravu objednat. V lepším případě se situace řeší tak, že se umístěnému dá jídlo místo toho, pro kterého bylo jídlo objednáno, a ten byl mezitím propuštěn. Jinak se postupuje tak, že se poskytne „nějaký chleba, který se tu vždy najde“. S takovým improvizovaným přístupem nemohu souhlasit. Chci proto poukázat na praxi jiných oddělení, kde mají pro takovéto situace připraveny vhodnou „rezervní pohotovostní“ stravu, např. marmelády, paštiky, zmražené pečivo a obědové „krabičky“. Strava vydávána mimo rámec dovážené bohunické stravy by se s „rezervní pohotovostní“ měla přibližně shodovat co do výše nákladů na její pořízení. Nemělo by tedy jít jen o „nějaký“ chleba. Doporučuji vytvořit vnitřní směrnici, která by upravila zajištění stravy pro situace, kdy<text:s/><text:soft-page-break/>nemůže být odebrána z bohunické věznice a mít vždy do zásoby připravenu „rezervní pohotovostní“ stravu. V každém případě je nutno do služebních pomůcek uvádět, že osobě byla vydána strava, byť se jednalo o stravu nedodanou z bohunické věznice.<text:s/></text:p>
        </text:list-item>
      </text:list>
      <text:p text:style-name="P164"/>
      <text:list text:style-name="LFO3" text:continue-numbering="true">
        <text:list-item>
          <text:p text:style-name="P165"><text:span text:style-name="T166">Dle ustanovení § 24 odst. 2<text:s/></text:span><text:span text:style-name="T167">ZP</text:span><text:span text:style-name="T168"><text:s/>Policie ČR na žádost osoby omezené na svobodě vyrozumí o této skutečnosti osobu jí blízkou</text:span><text:span text:style-name="T169">,</text:span><text:span text:style-name="T170"><text:s/>nebo jinou osobu, kterou osoba omezená na svobodě určí. Dle sdělení policisty je vyrozumění na tom policistovi, který osobu omezil na svobodě. Na otázku pracovníků Kanceláře, co by se dělalo, kdyby o realizaci tohoto práva požádala osoba až po umístění, nebyla poskytnuta jasná a srozumitelná odpověď. Je nutno zjednat v dané věci nápravu a instruovat všechny střežící policisty, že umístěná osoba může své právo realizovat kdykoliv v průběhu svého umístění v cele. Dle sdělení jiného policisty o realizaci tohoto práva osoby umístěné v cele zpravidla nežádají. Musím proto upozornit na to, že v souvislosti s nepřijatelnou praxí nevydávaní formuláře Poučení do cely o tomto právu osoby nevědí, konkrétně pak osoba umístěná v cele č. 8. Pokud v minulosti došlo na žádost umístěného k vyrozumění, neprovádí se dle zjištění o něm žádný záznam, což považuji za chybu. Údaj o vyrozumění, i neúspěšném, by měl být zaznamenán v dokumentaci, aby bylo možno ověřit, zda osoba umístěná v cele využila možnosti realizovat své právo.</text:span><text:span text:style-name="T171"><text:note text:note-class="footnote" text:id="_ftn5"><text:note-citation>6</text:note-citation><text:note-body><text:p text:style-name="P172"><text:span text:style-name="T173"><text:s/>V této souvislosti odkazuji na Poznatky ze systematických návštěv policejních cel v roce 2010, bod č. 24<text:s/></text:span></text:p></text:note-body></text:note></text:span><text:span text:style-name="T174"><text:s/>V této souvislosti upozorňuji také na požadavek CPT evidovat v dokumentaci údaj o tom, kdy byla osoba blízká vyrozuměna o omezení na svobodě</text:span><text:span text:style-name="T175">,</text:span><text:span text:style-name="T176"><text:s/>respektive umístění do cely.</text:span><text:span text:style-name="T177"><text:note text:note-class="footnote" text:id="_ftn6"><text:note-citation>7</text:note-citation><text:note-body><text:p text:style-name="P178"><text:span text:style-name="T179"><text:s/>Revidované standardy CPT 2010, str. 7, bod č. 40</text:span></text:p></text:note-body></text:note></text:span><text:span text:style-name="T180"><text:s/>Doporučuji aktivně zjišťovat, zda chce osoba o umístění v cele osobu blízkou vyrozumět, a to i v průběhu umístění, a o žádosti jakožto i samotném vyrozumění provádět záznam do dokumentace.<text:s/></text:span></text:p>
        </text:list-item>
      </text:list>
      <text:p text:style-name="P181"/>
      <text:list text:style-name="LFO3" text:continue-numbering="true">
        <text:list-item>
          <text:p text:style-name="P182"><text:span text:style-name="T183">Dle ustanovení § 24 odst.<text:s/></text:span><text:span text:style-name="T184">4<text:s/></text:span><text:span text:style-name="T185">ZP</text:span><text:span text:style-name="T186"><text:s/></text:span><text:span text:style-name="T187">má osoba omezená na svobodě právo zajistit si na vlastní náklady právní pomoc a mluvit s právním zástupcem bez přítomnosti třetí osoby. Za tímto účelem poskytne policista neprodleně nezbytnou součinnost, požádá-li o ni tato osoba. Opět musím poukázat na to, že v důsledku absence formuláře Poučení si právního zástupce nemohly zajistit dvě osoby. Podle sdělení policistů by v případě žádosti o právní pomoc kontaktovali konkrétního advokáta, pokud by na něj dostali od umístěné osoby kontakt. Žádný seznam advokátů z okolí policisté k dispozici nemají. Pokud by tedy umístěný kontakt na advokáta neměl, nemá šance se na žádného obrátit. S tím nemohu souhlasit. Doporučuji proto o</text:span><text:span text:style-name="T188">patřit seznam advokátů z Brna a </text:span><text:span text:style-name="T189">nejbližšího okolí, který by bylo možné umístěné osobě nabídnout. Zároveň musím upozornit na požadavek CPT, aby do dokumentace umístěné osoby byl zaznamenán údaj o tom, kdy byl advokát kontaktován.<text:s/></text:span><text:span text:style-name="T190"><text:note text:note-class="footnote" text:id="_ftn7"><text:note-citation>8</text:note-citation><text:note-body><text:p text:style-name="P191"><text:span text:style-name="T192"><text:s/>Revidované standardy CPT 2010, str. 7, bod č. 40</text:span></text:p></text:note-body></text:note></text:span></text:p>
        </text:list-item>
      </text:list>
      <text:p text:style-name="P193"/>
      <text:list text:style-name="LFO3" text:continue-numbering="true">
        <text:list-item>
          <text:p text:style-name="P194">V souvislosti se zákonem č. 372/2011 Sb., o zdravotních službách a podmínkách jejich poskytování (zákon o zdravotních službách), který nabyl účinnosti dne 1. dubna 2011,<text:s/>a případných změn vyplývajících z tohoto zákona pro umísťování osob,<text:s/>chci uvést následující. Zákon o zdravotních službách v ustanovení<text:s/>§ 28 odst. 3 písm. b) výslovně garantuje právo pacienta zvolit si poskytovatele k poskytnutí zdravotních služeb. Nicméně přednost<text:s/><text:soft-page-break/>před tímto všeobecným ustanovením má speciální právní úprava a dle ustanovení § 24 odst. 5 zákona<text:s/>ZP<text:s/>platí, že osoba omezená na svobodě má právo nechat se vyšetřit nebo ošetřit lékařem podle svého výběru; to neplatí pro vyšetření lékařem ke zjištění, zda ji lze umístit do policejní cely,<text:s/>nebo je nutno ji z ní propustit. Policie za účelem ošetření nebo vyšetření umožní přístup lékaře k<text:s/>této osobě. Z uvedeného vyplývá, že o tom, zda lze osobu umístit v policejní cele, rozhoduje vždy lékař zdravotnického zařízení, se kterým Policie ČR spolupracuje, nikoli lékař umísťovanou osobou zvolený.</text:p>
        </text:list-item>
      </text:list>
      <text:p text:style-name="P195"/>
      <text:p text:style-name="P196"><text:span text:style-name="T197"><text:tab/></text:span><text:span text:style-name="T198">Komplexní informace týkající se policejních cel naleznete na internetových stránkách<text:s/></text:span><text:a xlink:href="http://www.ochrance.cz" office:target-frame-name="_top" xlink:show="replace"><text:span text:style-name="T199">www.ochrance.cz</text:span></text:a><text:span text:style-name="T200">, sekce Ochrana osob omezených na svobodě, záložka Policejní cely, dokument „Poznatky ze systematických návštěv policejních cel v roce 2010“.</text:span></text:p>
      <text:p text:style-name="P201"/>
      <text:p text:style-name="P202">Na základě výše uvedeného musím konstatovat, že jsem shledal zásadní pochybení, která mají charakter špatného zacházení.</text:p>
      <text:p text:style-name="P203"/>
      <text:p text:style-name="P204">Žádám Vás, abyste se ke shora uvedenému písemně vyjádřil ve lhůtě 30 dnů od doručení tohoto dopisu. Svá zjištění jsem rovněž zaslal na vědomí řediteli Krajského ředitelství policie Jihomoravského kraje.<text:s/></text:p>
      <text:p text:style-name="P205"/>
      <text:p text:style-name="P206">Děkuji za spolupráci.</text:p>
      <text:p text:style-name="P207"/>
      <text:p text:style-name="P208">S pozdravem</text:p>
      <text:p text:style-name="P209"/>
      <text:p text:style-name="P210"/>
      <text:p text:style-name="P211"/>
      <text:p text:style-name="P212"/>
      <text:p text:style-name="P213"/>
      <text:p text:style-name="P214"><text:tab/><text:tab/><text:tab/><text:tab/>JUDr. Pavel <text:s text:c="2"/>V a r v a ř o v s k ý <text:s text:c="2"/>v. r.</text:p>
      <text:p text:style-name="P215"><text:tab/><text:tab/><text:tab/><text:tab/>(dopis je opatřen elektronickým podpisem)</text:p>
      <text:p text:style-name="P216"/>
      <text:p text:style-name="P217"/>
      <text:p text:style-name="P218"/>
      <text:p text:style-name="P219"/>
      <text:p text:style-name="P220">Příloha</text:p>
      <text:p text:style-name="P221">Doporučení veřejného ochránce práv týkající se organizace režimu a provozu</text:p>
      <text:p text:style-name="P222">policejních cel</text:p>
      <text:p text:style-name="P223"/>
      <text:p text:style-name="P224"/>
      <text:p text:style-name="P225">Vážený pan</text:p>
      <text:p text:style-name="P226">npor. Bc. Josef Foret<text:s/></text:p>
      <text:p text:style-name="P227">vedoucí<text:s/></text:p>
      <text:p text:style-name="P228">Pohotovostní a eskortní oddělení</text:p>
      <text:p text:style-name="P229">Krajské ředitelství policie Jihomoravského kraje</text:p>
      <text:p text:style-name="P230">Příční 31</text:p>
      <text:p text:style-name="P231">602 00<text:s/><text:s/>Brno</text:p>
      <text:p text:style-name="Základnítext"/>
      <text:p text:style-name="P232"/>
      <text:p text:style-name="P233">Údolní 39</text:p>
      <text:p text:style-name="P234">602 00 Brno</text:p>
      <text:p text:style-name="P235"><text:span text:style-name="T236">tel: (+420) 542 542 888, fax: (+420) 542 542 11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3" style:display-name="Nadpis 3" style:family="paragraph" style:parent-style-name="Normální"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cs" style:country-asian="CZ" fo:hyphenate="false"/>
    </style:style>
    <style:style style:name="Normální" style:display-name="Normální" style:family="paragraph">
      <style:paragraph-properties fo:margin-bottom="0.1388in" fo:line-height="115%"/>
      <style:text-properties style:font-name="Calibri" style:font-name-complex="Times New Roman" fo:font-size="11pt" style:font-size-asian="11pt" style:font-size-complex="11pt" style:language-asian="en" style:country-asian="US" fo:hyphenate="false"/>
    </style:style>
    <style:style style:name="Standardnípísmoodstavce" style:display-name="Standardní písmo odstavce" style:family="text"/>
    <style:style style:name="Základnítext" style:display-name="Základní text" style:family="paragraph" style:parent-style-name="Normální">
      <style:paragraph-properties fo:text-align="justify" fo:margin-bottom="0in" fo:line-height="100%"/>
      <style:text-properties style:font-name="Arial" style:font-name-asian="Times New Roman" fo:font-size="10pt" style:font-size-asian="10pt" style:font-size-complex="10pt" style:language-asian="cs" style:country-asian="CZ" fo:hyphenate="false"/>
    </style:style>
    <style:style style:name="ZákladnítextChar" style:display-name="Základní text Char" style:family="text">
      <style:text-properties style:font-name-asian="Times New Roman" fo:text-transform="none" style:language-asian="cs" style:country-asian="CZ"/>
    </style:style>
    <style:style style:name="Nadpis3Char" style:display-name="Nadpis 3 Char" style:family="text">
      <style:text-properties style:font-name="Times New Roman" style:font-name-asian="Times New Roman" style:font-name-complex="Times New Roman" fo:font-weight="bold" style:font-weight-asian="bold" style:font-weight-complex="bold" fo:text-transform="none" fo:font-size="13.5pt" style:font-size-asian="13.5pt" style:font-size-complex="13.5pt" style:language-asian="cs" style:country-asian="CZ"/>
    </style:style>
    <style:style style:name="Silné" style:display-name="Silné" style:family="text">
      <style:text-properties fo:font-weight="bold" style:font-weight-asian="bold" style:font-weight-complex="bold"/>
    </style:style>
    <style:style style:name="FormátovanývHTML" style:display-name="Formátovaný v HTML" style:family="paragraph" style:parent-style-name="Normální">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fo:font-size="10pt" style:font-size-asian="10pt" style:font-size-complex="10pt" style:language-asian="cs" style:country-asian="CZ" fo:hyphenate="false"/>
    </style:style>
    <style:style style:name="FormátovanývHTMLChar" style:display-name="Formátovaný v HTML Char" style:family="text">
      <style:text-properties style:font-name="Courier New" style:font-name-asian="Times New Roman" style:font-name-complex="Courier New" fo:text-transform="none" fo:font-size="10pt" style:font-size-asian="10pt" style:font-size-complex="10pt" style:language-asian="cs" style:country-asian="CZ"/>
    </style:style>
    <style:style style:name="Odstavecseseznamem" style:display-name="Odstavec se seznamem" style:family="paragraph" style:parent-style-name="Normální">
      <style:paragraph-properties fo:margin-bottom="0in" fo:line-height="100%" fo:margin-left="0.5in">
        <style:tab-stops/>
      </style:paragraph-properties>
      <style:text-properties style:font-name="Times New Roman" fo:font-size="12pt" style:font-size-asian="12pt" fo:hyphenate="false"/>
    </style:style>
    <style:style style:name="Textpozn.podčarou" style:display-name="Text pozn. pod čarou" style:family="paragraph" style:parent-style-name="Normální">
      <style:text-properties fo:font-size="10pt" style:font-size-asian="10pt" style:font-size-complex="10pt" fo:hyphenate="false"/>
    </style:style>
    <style:style style:name="Textpozn.podčarouChar" style:display-name="Text pozn. pod čarou Char" style:family="text">
      <style:text-properties style:font-name="Calibri" style:font-name-complex="Times New Roman" style:language-asian="en" style:country-asian="US"/>
    </style:style>
    <style:style style:name="Značkapozn.podčarou" style:display-name="Značka pozn. pod čarou" style:family="text">
      <style:text-properties style:text-position="super 65%"/>
    </style:style>
    <style:style style:name="Hypertextovýodkaz" style:display-name="Hypertextový odkaz" style:family="text">
      <style:text-properties fo:color="#0000FF" style:text-underline-type="single" style:text-underline-style="solid" style:text-underline-width="auto" style:text-underline-mode="continuous"/>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text-properties style:font-name="Calibri" style:font-name-complex="Times New Roman" fo:font-size="11pt" style:font-size-asian="11pt" style:font-size-complex="11pt" style:language-asian="en" style:country-asian="US"/>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style:font-name="Calibri" style:font-name-complex="Times New Roman" fo:font-size="11pt" style:font-size-asian="11pt" style:font-size-complex="11pt" style:language-asian="en" style:country-asian="US"/>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Zápatí" style:family="paragraph">
      <style:paragraph-properties fo:text-align="center"/>
    </style:style>
  </office:automatic-styles>
  <office:master-styles>
    <style:master-page style:name="MP0" style:page-layout-name="PL0">
      <style:footer>
        <text:p text:style-name="P2"><text:page-number text:fixed="false">2</text:page-number></text:p>
        <text:p text:style-name="Zápatí"/>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tomecek</meta:initial-creator>
    <dc:creator>Bádrová Pavlína Mgr.</dc:creator>
    <meta:creation-date>2017-10-04T08:27:00Z</meta:creation-date>
    <dc:date>2017-10-04T08:27:00Z</dc:date>
    <meta:print-date>2012-06-25T10:34:00Z</meta:print-date>
    <meta:template xlink:href="Normal" xlink:type="simple"/>
    <meta:editing-cycles>2</meta:editing-cycles>
    <meta:editing-duration>PT0S</meta:editing-duration>
    <meta:document-statistic meta:page-count="6" meta:paragraph-count="34" meta:word-count="2483" meta:character-count="17105" meta:row-count="122" meta:non-whitespace-character-count="14656"/>
  </office:meta>
</office:document-meta>
</file>